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44mm"/>
    </style:style>
    <style:style style:name="co2" style:family="table-column">
      <style:table-column-properties fo:break-before="auto" style:column-width="8.26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15.06mm"/>
    </style:style>
    <style:style style:name="co7" style:family="table-column">
      <style:table-column-properties fo:break-before="auto" style:column-width="16.14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5.33mm"/>
    </style:style>
    <style:style style:name="co10" style:family="table-column">
      <style:table-column-properties fo:break-before="auto" style:column-width="17.52mm"/>
    </style:style>
    <style:style style:name="co11" style:family="table-column">
      <style:table-column-properties fo:break-before="auto" style:column-width="29.21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PageStyle_5f_Package_20_SAO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Excel_20_Built-in_20_20_25__20_-_20_Accent6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6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1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age SAO" table:style-name="ta1" table:print-ranges="'Package SAO'.B1:'Package SAO'.BP54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945" table:default-cell-style-name="ce1"/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', kind: ‘</text:p>
          </table:table-cell>
          <table:table-cell table:style-name="ce4" office:value-type="string" calcext:value-type="string">
            <text:p>RBR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42.88" calcext:value-type="float">
            <text:p>42,88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52.28" calcext:value-type="float">
            <text:p>52,28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57.96" calcext:value-type="float">
            <text:p>57,96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61.35" calcext:value-type="float">
            <text:p>61,35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64.5" calcext:value-type="float">
            <text:p>64,5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76.82" calcext:value-type="float">
            <text:p>76,82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85.06" calcext:value-type="float">
            <text:p>85,06</text:p>
          </table:table-cell>
          <table:table-cell table:style-name="ce6" office:value-type="string" calcext:value-type="string">
            <text:p>, kg_8: </text:p>
          </table:table-cell>
          <table:table-cell table:style-name="ce4" office:value-type="float" office:value="93.33" calcext:value-type="float">
            <text:p>93,33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101.61" calcext:value-type="float">
            <text:p>101,61</text:p>
          </table:table-cell>
          <table:table-cell table:style-name="ce6" office:value-type="string" calcext:value-type="string">
            <text:p>, kg_10: </text:p>
          </table:table-cell>
          <table:table-cell table:style-name="ce4" office:value-type="float" office:value="117.48" calcext:value-type="float">
            <text:p>117,48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124.35" calcext:value-type="float">
            <text:p>124,35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133.67" calcext:value-type="float">
            <text:p>133,67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143" calcext:value-type="float">
            <text:p>143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152.4" calcext:value-type="float">
            <text:p>152,4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170.99" calcext:value-type="float">
            <text:p>170,99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180.41" calcext:value-type="float">
            <text:p>180,41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189.73" calcext:value-type="float">
            <text:p>189,73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199.11" calcext:value-type="float">
            <text:p>199,11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208.44" calcext:value-type="float">
            <text:p>208,44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219.13" calcext:value-type="float">
            <text:p>219,13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237.27" calcext:value-type="float">
            <text:p>237,27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247.05" calcext:value-type="float">
            <text:p>247,05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256.81" calcext:value-type="float">
            <text:p>256,81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266.62" calcext:value-type="float">
            <text:p>266,62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279.07" calcext:value-type="float">
            <text:p>279,07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286.16" calcext:value-type="float">
            <text:p>286,16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295.93" calcext:value-type="float">
            <text:p>295,93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305.69" calcext:value-type="float">
            <text:p>305,69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315.46" calcext:value-type="float">
            <text:p>315,46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329.75" calcext:value-type="float">
            <text:p>329,75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10.05" calcext:value-type="float">
            <text:p>10,05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RBR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98.08" calcext:value-type="float">
            <text:p>98,08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113.47" calcext:value-type="float">
            <text:p>113,47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125.15" calcext:value-type="float">
            <text:p>125,15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134.53" calcext:value-type="float">
            <text:p>134,53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143.67" calcext:value-type="float">
            <text:p>143,67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161.99" calcext:value-type="float">
            <text:p>161,99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176.22" calcext:value-type="float">
            <text:p>176,22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190.48" calcext:value-type="float">
            <text:p>190,48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204.76" calcext:value-type="float">
            <text:p>204,76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226.62" calcext:value-type="float">
            <text:p>226,62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239.48" calcext:value-type="float">
            <text:p>239,48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254.8" calcext:value-type="float">
            <text:p>254,8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270.12" calcext:value-type="float">
            <text:p>270,12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285.51" calcext:value-type="float">
            <text:p>285,51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310.1" calcext:value-type="float">
            <text:p>310,1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325.51" calcext:value-type="float">
            <text:p>325,51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340.82" calcext:value-type="float">
            <text:p>340,82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356.2" calcext:value-type="float">
            <text:p>356,2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371.52" calcext:value-type="float">
            <text:p>371,52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388.2" calcext:value-type="float">
            <text:p>388,2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412.34" calcext:value-type="float">
            <text:p>412,34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428.11" calcext:value-type="float">
            <text:p>428,11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443.86" calcext:value-type="float">
            <text:p>443,86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459.66" calcext:value-type="float">
            <text:p>459,66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478.11" calcext:value-type="float">
            <text:p>478,11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491.19" calcext:value-type="float">
            <text:p>491,19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506.95" calcext:value-type="float">
            <text:p>506,95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522.71" calcext:value-type="float">
            <text:p>522,71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538.47" calcext:value-type="float">
            <text:p>538,47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558.75" calcext:value-type="float">
            <text:p>558,75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16.04" calcext:value-type="float">
            <text:p>16,04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MCZ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34.07" calcext:value-type="float">
            <text:p>34,07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40.8" calcext:value-type="float">
            <text:p>40,8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44.98" calcext:value-type="float">
            <text:p>44,98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47.72" calcext:value-type="float">
            <text:p>47,72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52.72" calcext:value-type="float">
            <text:p>52,72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63.82" calcext:value-type="float">
            <text:p>63,82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69.94" calcext:value-type="float">
            <text:p>69,94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76.02" calcext:value-type="float">
            <text:p>76,02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82.13" calcext:value-type="float">
            <text:p>82,13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85.77" calcext:value-type="float">
            <text:p>85,77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99.41" calcext:value-type="float">
            <text:p>99,41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106.5" calcext:value-type="float">
            <text:p>106,5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113.59" calcext:value-type="float">
            <text:p>113,59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120.65" calcext:value-type="float">
            <text:p>120,65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127.3" calcext:value-type="float">
            <text:p>127,3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134.78" calcext:value-type="float">
            <text:p>134,78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141.88" calcext:value-type="float">
            <text:p>141,88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148.97" calcext:value-type="float">
            <text:p>148,97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156.06" calcext:value-type="float">
            <text:p>156,06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160.73" calcext:value-type="float">
            <text:p>160,73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177.75" calcext:value-type="float">
            <text:p>177,75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185.17" calcext:value-type="float">
            <text:p>185,17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192.56" calcext:value-type="float">
            <text:p>192,56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199.94" calcext:value-type="float">
            <text:p>199,94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202.79" calcext:value-type="float">
            <text:p>202,79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207.37" calcext:value-type="float">
            <text:p>207,37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214.77" calcext:value-type="float">
            <text:p>214,77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222.16" calcext:value-type="float">
            <text:p>222,16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229.6" calcext:value-type="float">
            <text:p>229,6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238.02" calcext:value-type="float">
            <text:p>238,02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7.11" calcext:value-type="float">
            <text:p>7,11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AL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MCZ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70.05" calcext:value-type="float">
            <text:p>70,05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80.38" calcext:value-type="float">
            <text:p>80,38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88.15" calcext:value-type="float">
            <text:p>88,15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94.48" calcext:value-type="float">
            <text:p>94,48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103.07" calcext:value-type="float">
            <text:p>103,07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117.77" calcext:value-type="float">
            <text:p>117,77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127.49" calcext:value-type="float">
            <text:p>127,49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137.16" calcext:value-type="float">
            <text:p>137,16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146.86" calcext:value-type="float">
            <text:p>146,86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154.09" calcext:value-type="float">
            <text:p>154,09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171.33" calcext:value-type="float">
            <text:p>171,33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182.01" calcext:value-type="float">
            <text:p>182,01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192.7" calcext:value-type="float">
            <text:p>192,7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203.35" calcext:value-type="float">
            <text:p>203,35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213.59" calcext:value-type="float">
            <text:p>213,59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224.67" calcext:value-type="float">
            <text:p>224,67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235.36" calcext:value-type="float">
            <text:p>235,36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246.04" calcext:value-type="float">
            <text:p>246,04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256.73" calcext:value-type="float">
            <text:p>256,73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264.99" calcext:value-type="float">
            <text:p>264,99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285.61" calcext:value-type="float">
            <text:p>285,61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296.62" calcext:value-type="float">
            <text:p>296,62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307.6" calcext:value-type="float">
            <text:p>307,6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318.57" calcext:value-type="float">
            <text:p>318,57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325.02" calcext:value-type="float">
            <text:p>325,02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333.2" calcext:value-type="float">
            <text:p>333,2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344.19" calcext:value-type="float">
            <text:p>344,19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355.17" calcext:value-type="float">
            <text:p>355,17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366.2" calcext:value-type="float">
            <text:p>366,2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378.22" calcext:value-type="float">
            <text:p>378,22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10.71" calcext:value-type="float">
            <text:p>10,71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MAO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42.88" calcext:value-type="float">
            <text:p>42,88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52.28" calcext:value-type="float">
            <text:p>52,28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57.96" calcext:value-type="float">
            <text:p>57,96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61.35" calcext:value-type="float">
            <text:p>61,35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64.5" calcext:value-type="float">
            <text:p>64,5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76.82" calcext:value-type="float">
            <text:p>76,82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85.06" calcext:value-type="float">
            <text:p>85,06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93.33" calcext:value-type="float">
            <text:p>93,33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101.61" calcext:value-type="float">
            <text:p>101,61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117.48" calcext:value-type="float">
            <text:p>117,48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124.35" calcext:value-type="float">
            <text:p>124,35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133.67" calcext:value-type="float">
            <text:p>133,67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143" calcext:value-type="float">
            <text:p>143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152.4" calcext:value-type="float">
            <text:p>152,4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170.99" calcext:value-type="float">
            <text:p>170,99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180.41" calcext:value-type="float">
            <text:p>180,41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189.73" calcext:value-type="float">
            <text:p>189,73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199.11" calcext:value-type="float">
            <text:p>199,11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208.44" calcext:value-type="float">
            <text:p>208,44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219.13" calcext:value-type="float">
            <text:p>219,13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237.27" calcext:value-type="float">
            <text:p>237,27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247.05" calcext:value-type="float">
            <text:p>247,05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256.81" calcext:value-type="float">
            <text:p>256,81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266.62" calcext:value-type="float">
            <text:p>266,62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279.07" calcext:value-type="float">
            <text:p>279,07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286.16" calcext:value-type="float">
            <text:p>286,16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295.93" calcext:value-type="float">
            <text:p>295,93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305.69" calcext:value-type="float">
            <text:p>305,69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315.46" calcext:value-type="float">
            <text:p>315,46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329.75" calcext:value-type="float">
            <text:p>329,75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10.05" calcext:value-type="float">
            <text:p>10,05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AM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MAO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98.08" calcext:value-type="float">
            <text:p>98,08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113.47" calcext:value-type="float">
            <text:p>113,47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125.15" calcext:value-type="float">
            <text:p>125,15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134.53" calcext:value-type="float">
            <text:p>134,53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143.67" calcext:value-type="float">
            <text:p>143,67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161.99" calcext:value-type="float">
            <text:p>161,99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176.22" calcext:value-type="float">
            <text:p>176,22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190.48" calcext:value-type="float">
            <text:p>190,48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204.76" calcext:value-type="float">
            <text:p>204,76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226.62" calcext:value-type="float">
            <text:p>226,62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239.48" calcext:value-type="float">
            <text:p>239,48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254.8" calcext:value-type="float">
            <text:p>254,8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270.12" calcext:value-type="float">
            <text:p>270,12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285.51" calcext:value-type="float">
            <text:p>285,51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310.1" calcext:value-type="float">
            <text:p>310,1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325.51" calcext:value-type="float">
            <text:p>325,51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340.82" calcext:value-type="float">
            <text:p>340,82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356.2" calcext:value-type="float">
            <text:p>356,2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371.52" calcext:value-type="float">
            <text:p>371,52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388.2" calcext:value-type="float">
            <text:p>388,2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412.34" calcext:value-type="float">
            <text:p>412,34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428.11" calcext:value-type="float">
            <text:p>428,11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443.86" calcext:value-type="float">
            <text:p>443,86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459.66" calcext:value-type="float">
            <text:p>459,66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478.11" calcext:value-type="float">
            <text:p>478,11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491.19" calcext:value-type="float">
            <text:p>491,19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506.95" calcext:value-type="float">
            <text:p>506,95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522.71" calcext:value-type="float">
            <text:p>522,71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538.47" calcext:value-type="float">
            <text:p>538,47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558.75" calcext:value-type="float">
            <text:p>558,75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16.04" calcext:value-type="float">
            <text:p>16,04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MCP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42.88" calcext:value-type="float">
            <text:p>42,88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52.28" calcext:value-type="float">
            <text:p>52,28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57.96" calcext:value-type="float">
            <text:p>57,96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61.35" calcext:value-type="float">
            <text:p>61,35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64.5" calcext:value-type="float">
            <text:p>64,5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76.82" calcext:value-type="float">
            <text:p>76,82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85.06" calcext:value-type="float">
            <text:p>85,06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93.33" calcext:value-type="float">
            <text:p>93,33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101.61" calcext:value-type="float">
            <text:p>101,61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117.48" calcext:value-type="float">
            <text:p>117,48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124.35" calcext:value-type="float">
            <text:p>124,35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133.67" calcext:value-type="float">
            <text:p>133,67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143" calcext:value-type="float">
            <text:p>143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152.4" calcext:value-type="float">
            <text:p>152,4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170.99" calcext:value-type="float">
            <text:p>170,99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180.41" calcext:value-type="float">
            <text:p>180,41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189.73" calcext:value-type="float">
            <text:p>189,73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199.11" calcext:value-type="float">
            <text:p>199,11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208.44" calcext:value-type="float">
            <text:p>208,44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219.13" calcext:value-type="float">
            <text:p>219,13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237.27" calcext:value-type="float">
            <text:p>237,27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247.05" calcext:value-type="float">
            <text:p>247,05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256.81" calcext:value-type="float">
            <text:p>256,81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266.62" calcext:value-type="float">
            <text:p>266,62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279.07" calcext:value-type="float">
            <text:p>279,07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286.16" calcext:value-type="float">
            <text:p>286,16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295.93" calcext:value-type="float">
            <text:p>295,93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305.69" calcext:value-type="float">
            <text:p>305,69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315.46" calcext:value-type="float">
            <text:p>315,46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329.75" calcext:value-type="float">
            <text:p>329,75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10.05" calcext:value-type="float">
            <text:p>10,05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AP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MCP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98.08" calcext:value-type="float">
            <text:p>98,08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113.47" calcext:value-type="float">
            <text:p>113,47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125.15" calcext:value-type="float">
            <text:p>125,15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134.53" calcext:value-type="float">
            <text:p>134,53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143.67" calcext:value-type="float">
            <text:p>143,67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161.99" calcext:value-type="float">
            <text:p>161,99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176.22" calcext:value-type="float">
            <text:p>176,22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190.48" calcext:value-type="float">
            <text:p>190,48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204.76" calcext:value-type="float">
            <text:p>204,76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226.62" calcext:value-type="float">
            <text:p>226,62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239.48" calcext:value-type="float">
            <text:p>239,48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254.8" calcext:value-type="float">
            <text:p>254,8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270.12" calcext:value-type="float">
            <text:p>270,12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285.51" calcext:value-type="float">
            <text:p>285,51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310.1" calcext:value-type="float">
            <text:p>310,1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325.51" calcext:value-type="float">
            <text:p>325,51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340.82" calcext:value-type="float">
            <text:p>340,82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356.2" calcext:value-type="float">
            <text:p>356,2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371.52" calcext:value-type="float">
            <text:p>371,52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388.2" calcext:value-type="float">
            <text:p>388,2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412.34" calcext:value-type="float">
            <text:p>412,34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428.11" calcext:value-type="float">
            <text:p>428,11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443.86" calcext:value-type="float">
            <text:p>443,86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459.66" calcext:value-type="float">
            <text:p>459,66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478.11" calcext:value-type="float">
            <text:p>478,11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491.19" calcext:value-type="float">
            <text:p>491,19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506.95" calcext:value-type="float">
            <text:p>506,95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522.71" calcext:value-type="float">
            <text:p>522,71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538.47" calcext:value-type="float">
            <text:p>538,47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558.75" calcext:value-type="float">
            <text:p>558,75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16.04" calcext:value-type="float">
            <text:p>16,04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SSA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34.07" calcext:value-type="float">
            <text:p>34,07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40.8" calcext:value-type="float">
            <text:p>40,8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44.98" calcext:value-type="float">
            <text:p>44,98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47.72" calcext:value-type="float">
            <text:p>47,72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52.72" calcext:value-type="float">
            <text:p>52,72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63.82" calcext:value-type="float">
            <text:p>63,82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69.94" calcext:value-type="float">
            <text:p>69,94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76.02" calcext:value-type="float">
            <text:p>76,02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82.13" calcext:value-type="float">
            <text:p>82,13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85.77" calcext:value-type="float">
            <text:p>85,77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99.41" calcext:value-type="float">
            <text:p>99,41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106.5" calcext:value-type="float">
            <text:p>106,5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113.59" calcext:value-type="float">
            <text:p>113,59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120.65" calcext:value-type="float">
            <text:p>120,65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127.3" calcext:value-type="float">
            <text:p>127,3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134.78" calcext:value-type="float">
            <text:p>134,78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141.88" calcext:value-type="float">
            <text:p>141,88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148.97" calcext:value-type="float">
            <text:p>148,97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156.06" calcext:value-type="float">
            <text:p>156,06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160.73" calcext:value-type="float">
            <text:p>160,73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177.75" calcext:value-type="float">
            <text:p>177,75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185.17" calcext:value-type="float">
            <text:p>185,17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192.56" calcext:value-type="float">
            <text:p>192,56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199.94" calcext:value-type="float">
            <text:p>199,94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202.79" calcext:value-type="float">
            <text:p>202,79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207.37" calcext:value-type="float">
            <text:p>207,37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214.77" calcext:value-type="float">
            <text:p>214,77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222.16" calcext:value-type="float">
            <text:p>222,16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229.6" calcext:value-type="float">
            <text:p>229,6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238.02" calcext:value-type="float">
            <text:p>238,02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7.11" calcext:value-type="float">
            <text:p>7,11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BA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SSA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70.05" calcext:value-type="float">
            <text:p>70,05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80.38" calcext:value-type="float">
            <text:p>80,38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88.15" calcext:value-type="float">
            <text:p>88,15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94.48" calcext:value-type="float">
            <text:p>94,48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103.07" calcext:value-type="float">
            <text:p>103,07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117.77" calcext:value-type="float">
            <text:p>117,77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127.49" calcext:value-type="float">
            <text:p>127,49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137.16" calcext:value-type="float">
            <text:p>137,16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146.86" calcext:value-type="float">
            <text:p>146,86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154.09" calcext:value-type="float">
            <text:p>154,09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171.33" calcext:value-type="float">
            <text:p>171,33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182.01" calcext:value-type="float">
            <text:p>182,01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192.7" calcext:value-type="float">
            <text:p>192,7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203.35" calcext:value-type="float">
            <text:p>203,35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213.59" calcext:value-type="float">
            <text:p>213,59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224.67" calcext:value-type="float">
            <text:p>224,67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235.36" calcext:value-type="float">
            <text:p>235,36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246.04" calcext:value-type="float">
            <text:p>246,04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256.73" calcext:value-type="float">
            <text:p>256,73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264.99" calcext:value-type="float">
            <text:p>264,99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285.61" calcext:value-type="float">
            <text:p>285,61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296.62" calcext:value-type="float">
            <text:p>296,62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307.6" calcext:value-type="float">
            <text:p>307,6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318.57" calcext:value-type="float">
            <text:p>318,57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325.02" calcext:value-type="float">
            <text:p>325,02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333.2" calcext:value-type="float">
            <text:p>333,2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344.19" calcext:value-type="float">
            <text:p>344,19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355.17" calcext:value-type="float">
            <text:p>355,17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366.2" calcext:value-type="float">
            <text:p>366,2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378.22" calcext:value-type="float">
            <text:p>378,22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10.71" calcext:value-type="float">
            <text:p>10,71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FOR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42.88" calcext:value-type="float">
            <text:p>42,88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52.28" calcext:value-type="float">
            <text:p>52,28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57.96" calcext:value-type="float">
            <text:p>57,96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61.35" calcext:value-type="float">
            <text:p>61,35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64.5" calcext:value-type="float">
            <text:p>64,5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76.82" calcext:value-type="float">
            <text:p>76,82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85.06" calcext:value-type="float">
            <text:p>85,06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93.33" calcext:value-type="float">
            <text:p>93,33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101.61" calcext:value-type="float">
            <text:p>101,61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117.48" calcext:value-type="float">
            <text:p>117,48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124.35" calcext:value-type="float">
            <text:p>124,35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133.67" calcext:value-type="float">
            <text:p>133,67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143" calcext:value-type="float">
            <text:p>143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152.4" calcext:value-type="float">
            <text:p>152,4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170.99" calcext:value-type="float">
            <text:p>170,99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180.41" calcext:value-type="float">
            <text:p>180,41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189.73" calcext:value-type="float">
            <text:p>189,73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199.11" calcext:value-type="float">
            <text:p>199,11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208.44" calcext:value-type="float">
            <text:p>208,44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219.13" calcext:value-type="float">
            <text:p>219,13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237.27" calcext:value-type="float">
            <text:p>237,27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247.05" calcext:value-type="float">
            <text:p>247,05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256.81" calcext:value-type="float">
            <text:p>256,81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266.62" calcext:value-type="float">
            <text:p>266,62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279.07" calcext:value-type="float">
            <text:p>279,07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286.16" calcext:value-type="float">
            <text:p>286,16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295.93" calcext:value-type="float">
            <text:p>295,93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305.69" calcext:value-type="float">
            <text:p>305,69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315.46" calcext:value-type="float">
            <text:p>315,46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329.75" calcext:value-type="float">
            <text:p>329,75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10.05" calcext:value-type="float">
            <text:p>10,05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CE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FOR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78.86" calcext:value-type="float">
            <text:p>78,86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91.86" calcext:value-type="float">
            <text:p>91,86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101.13" calcext:value-type="float">
            <text:p>101,13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108.11" calcext:value-type="float">
            <text:p>108,11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114.85" calcext:value-type="float">
            <text:p>114,85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130.77" calcext:value-type="float">
            <text:p>130,77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142.61" calcext:value-type="float">
            <text:p>142,61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154.47" calcext:value-type="float">
            <text:p>154,47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166.34" calcext:value-type="float">
            <text:p>166,34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185.8" calcext:value-type="float">
            <text:p>185,8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196.27" calcext:value-type="float">
            <text:p>196,27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209.18" calcext:value-type="float">
            <text:p>209,18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222.11" calcext:value-type="float">
            <text:p>222,11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235.1" calcext:value-type="float">
            <text:p>235,1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257.28" calcext:value-type="float">
            <text:p>257,28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270.3" calcext:value-type="float">
            <text:p>270,3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283.21" calcext:value-type="float">
            <text:p>283,21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296.18" calcext:value-type="float">
            <text:p>296,18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309.11" calcext:value-type="float">
            <text:p>309,11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323.39" calcext:value-type="float">
            <text:p>323,39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345.13" calcext:value-type="float">
            <text:p>345,13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358.5" calcext:value-type="float">
            <text:p>358,5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371.85" calcext:value-type="float">
            <text:p>371,85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385.25" calcext:value-type="float">
            <text:p>385,25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401.3" calcext:value-type="float">
            <text:p>401,3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411.99" calcext:value-type="float">
            <text:p>411,99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425.35" calcext:value-type="float">
            <text:p>425,35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438.7" calcext:value-type="float">
            <text:p>438,7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452.06" calcext:value-type="float">
            <text:p>452,06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469.95" calcext:value-type="float">
            <text:p>469,95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13.65" calcext:value-type="float">
            <text:p>13,65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BSB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28.04" calcext:value-type="float">
            <text:p>28,04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32.04" calcext:value-type="float">
            <text:p>32,04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36.03" calcext:value-type="float">
            <text:p>36,03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38.07" calcext:value-type="float">
            <text:p>38,07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40.81" calcext:value-type="float">
            <text:p>40,81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46.03" calcext:value-type="float">
            <text:p>46,03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49.13" calcext:value-type="float">
            <text:p>49,13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52.28" calcext:value-type="float">
            <text:p>52,28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55.41" calcext:value-type="float">
            <text:p>55,41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61.18" calcext:value-type="float">
            <text:p>61,18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69.07" calcext:value-type="float">
            <text:p>69,07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73.05" calcext:value-type="float">
            <text:p>73,05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77.01" calcext:value-type="float">
            <text:p>77,01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80.98" calcext:value-type="float">
            <text:p>80,98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86.8" calcext:value-type="float">
            <text:p>86,8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88.96" calcext:value-type="float">
            <text:p>88,96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92.98" calcext:value-type="float">
            <text:p>92,98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96.87" calcext:value-type="float">
            <text:p>96,87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100.83" calcext:value-type="float">
            <text:p>100,83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106.87" calcext:value-type="float">
            <text:p>106,87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113.5" calcext:value-type="float">
            <text:p>113,5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117.67" calcext:value-type="float">
            <text:p>117,67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121.78" calcext:value-type="float">
            <text:p>121,78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125.93" calcext:value-type="float">
            <text:p>125,93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132.43" calcext:value-type="float">
            <text:p>132,43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138.39" calcext:value-type="float">
            <text:p>138,39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142.53" calcext:value-type="float">
            <text:p>142,53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146.66" calcext:value-type="float">
            <text:p>146,66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149.45" calcext:value-type="float">
            <text:p>149,45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153.4" calcext:value-type="float">
            <text:p>153,4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4.24" calcext:value-type="float">
            <text:p>4,24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DF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BSB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64.02" calcext:value-type="float">
            <text:p>64,02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71.62" calcext:value-type="float">
            <text:p>71,62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79.2" calcext:value-type="float">
            <text:p>79,2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84.83" calcext:value-type="float">
            <text:p>84,83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91.16" calcext:value-type="float">
            <text:p>91,16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99.98" calcext:value-type="float">
            <text:p>99,98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106.68" calcext:value-type="float">
            <text:p>106,68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113.42" calcext:value-type="float">
            <text:p>113,42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120.14" calcext:value-type="float">
            <text:p>120,14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129.5" calcext:value-type="float">
            <text:p>129,5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140.99" calcext:value-type="float">
            <text:p>140,99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148.56" calcext:value-type="float">
            <text:p>148,56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156.12" calcext:value-type="float">
            <text:p>156,12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163.68" calcext:value-type="float">
            <text:p>163,68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173.09" calcext:value-type="float">
            <text:p>173,09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178.85" calcext:value-type="float">
            <text:p>178,85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186.46" calcext:value-type="float">
            <text:p>186,46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193.94" calcext:value-type="float">
            <text:p>193,94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201.5" calcext:value-type="float">
            <text:p>201,5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211.13" calcext:value-type="float">
            <text:p>211,13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221.36" calcext:value-type="float">
            <text:p>221,36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229.12" calcext:value-type="float">
            <text:p>229,12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236.82" calcext:value-type="float">
            <text:p>236,82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244.56" calcext:value-type="float">
            <text:p>244,56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254.66" calcext:value-type="float">
            <text:p>254,66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264.22" calcext:value-type="float">
            <text:p>264,22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271.95" calcext:value-type="float">
            <text:p>271,95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279.67" calcext:value-type="float">
            <text:p>279,67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286.05" calcext:value-type="float">
            <text:p>286,05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293.6" calcext:value-type="float">
            <text:p>293,6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7.84" calcext:value-type="float">
            <text:p>7,84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VIX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28.04" calcext:value-type="float">
            <text:p>28,04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32.04" calcext:value-type="float">
            <text:p>32,04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36.03" calcext:value-type="float">
            <text:p>36,03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38.07" calcext:value-type="float">
            <text:p>38,07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40.81" calcext:value-type="float">
            <text:p>40,81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46.03" calcext:value-type="float">
            <text:p>46,03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49.13" calcext:value-type="float">
            <text:p>49,13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52.28" calcext:value-type="float">
            <text:p>52,28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55.41" calcext:value-type="float">
            <text:p>55,41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61.18" calcext:value-type="float">
            <text:p>61,18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69.07" calcext:value-type="float">
            <text:p>69,07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73.05" calcext:value-type="float">
            <text:p>73,05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77.01" calcext:value-type="float">
            <text:p>77,01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80.98" calcext:value-type="float">
            <text:p>80,98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86.8" calcext:value-type="float">
            <text:p>86,8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88.96" calcext:value-type="float">
            <text:p>88,96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92.98" calcext:value-type="float">
            <text:p>92,98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96.87" calcext:value-type="float">
            <text:p>96,87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100.83" calcext:value-type="float">
            <text:p>100,83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106.87" calcext:value-type="float">
            <text:p>106,87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113.5" calcext:value-type="float">
            <text:p>113,5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117.67" calcext:value-type="float">
            <text:p>117,67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121.78" calcext:value-type="float">
            <text:p>121,78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125.93" calcext:value-type="float">
            <text:p>125,93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132.43" calcext:value-type="float">
            <text:p>132,43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138.39" calcext:value-type="float">
            <text:p>138,39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142.53" calcext:value-type="float">
            <text:p>142,53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146.66" calcext:value-type="float">
            <text:p>146,66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149.45" calcext:value-type="float">
            <text:p>149,45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153.4" calcext:value-type="float">
            <text:p>153,4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4.24" calcext:value-type="float">
            <text:p>4,24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ES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VIX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59.23" calcext:value-type="float">
            <text:p>59,23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65.62" calcext:value-type="float">
            <text:p>65,62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72.01" calcext:value-type="float">
            <text:p>72,01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76.45" calcext:value-type="float">
            <text:p>76,45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81.6" calcext:value-type="float">
            <text:p>81,6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89.21" calcext:value-type="float">
            <text:p>89,21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94.71" calcext:value-type="float">
            <text:p>94,71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100.26" calcext:value-type="float">
            <text:p>100,26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105.78" calcext:value-type="float">
            <text:p>105,78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113.96" calcext:value-type="float">
            <text:p>113,96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124.25" calcext:value-type="float">
            <text:p>124,25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130.63" calcext:value-type="float">
            <text:p>130,63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136.98" calcext:value-type="float">
            <text:p>136,98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143.35" calcext:value-type="float">
            <text:p>143,35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151.58" calcext:value-type="float">
            <text:p>151,58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156.14" calcext:value-type="float">
            <text:p>156,14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162.55" calcext:value-type="float">
            <text:p>162,55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168.84" calcext:value-type="float">
            <text:p>168,84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175.2" calcext:value-type="float">
            <text:p>175,2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183.65" calcext:value-type="float">
            <text:p>183,65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192.67" calcext:value-type="float">
            <text:p>192,67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199.24" calcext:value-type="float">
            <text:p>199,24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205.75" calcext:value-type="float">
            <text:p>205,75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212.3" calcext:value-type="float">
            <text:p>212,3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221.2" calcext:value-type="float">
            <text:p>221,2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229.56" calcext:value-type="float">
            <text:p>229,56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236.1" calcext:value-type="float">
            <text:p>236,1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242.63" calcext:value-type="float">
            <text:p>242,63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247.81" calcext:value-type="float">
            <text:p>247,81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254.17" calcext:value-type="float">
            <text:p>254,17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6.64" calcext:value-type="float">
            <text:p>6,64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GO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GYN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28.04" calcext:value-type="float">
            <text:p>28,04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32.04" calcext:value-type="float">
            <text:p>32,04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36.03" calcext:value-type="float">
            <text:p>36,03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38.07" calcext:value-type="float">
            <text:p>38,07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40.81" calcext:value-type="float">
            <text:p>40,81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46.03" calcext:value-type="float">
            <text:p>46,03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49.13" calcext:value-type="float">
            <text:p>49,13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52.28" calcext:value-type="float">
            <text:p>52,28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55.41" calcext:value-type="float">
            <text:p>55,41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61.18" calcext:value-type="float">
            <text:p>61,18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69.07" calcext:value-type="float">
            <text:p>69,07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73.05" calcext:value-type="float">
            <text:p>73,05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77.01" calcext:value-type="float">
            <text:p>77,01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80.98" calcext:value-type="float">
            <text:p>80,98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86.8" calcext:value-type="float">
            <text:p>86,8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88.96" calcext:value-type="float">
            <text:p>88,96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92.98" calcext:value-type="float">
            <text:p>92,98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96.87" calcext:value-type="float">
            <text:p>96,87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100.83" calcext:value-type="float">
            <text:p>100,83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106.87" calcext:value-type="float">
            <text:p>106,87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113.5" calcext:value-type="float">
            <text:p>113,5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117.67" calcext:value-type="float">
            <text:p>117,67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121.78" calcext:value-type="float">
            <text:p>121,78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125.93" calcext:value-type="float">
            <text:p>125,93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132.43" calcext:value-type="float">
            <text:p>132,43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138.39" calcext:value-type="float">
            <text:p>138,39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142.53" calcext:value-type="float">
            <text:p>142,53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146.66" calcext:value-type="float">
            <text:p>146,66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149.45" calcext:value-type="float">
            <text:p>149,45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153.4" calcext:value-type="float">
            <text:p>153,4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4.24" calcext:value-type="float">
            <text:p>4,24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GO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GYN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64.02" calcext:value-type="float">
            <text:p>64,02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71.62" calcext:value-type="float">
            <text:p>71,62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79.2" calcext:value-type="float">
            <text:p>79,2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84.83" calcext:value-type="float">
            <text:p>84,83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91.16" calcext:value-type="float">
            <text:p>91,16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99.98" calcext:value-type="float">
            <text:p>99,98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106.68" calcext:value-type="float">
            <text:p>106,68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113.42" calcext:value-type="float">
            <text:p>113,42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120.14" calcext:value-type="float">
            <text:p>120,14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129.5" calcext:value-type="float">
            <text:p>129,5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140.99" calcext:value-type="float">
            <text:p>140,99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148.56" calcext:value-type="float">
            <text:p>148,56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156.12" calcext:value-type="float">
            <text:p>156,12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163.68" calcext:value-type="float">
            <text:p>163,68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173.09" calcext:value-type="float">
            <text:p>173,09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178.85" calcext:value-type="float">
            <text:p>178,85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186.46" calcext:value-type="float">
            <text:p>186,46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193.94" calcext:value-type="float">
            <text:p>193,94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201.5" calcext:value-type="float">
            <text:p>201,5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211.13" calcext:value-type="float">
            <text:p>211,13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221.36" calcext:value-type="float">
            <text:p>221,36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229.12" calcext:value-type="float">
            <text:p>229,12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236.82" calcext:value-type="float">
            <text:p>236,82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244.56" calcext:value-type="float">
            <text:p>244,56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254.66" calcext:value-type="float">
            <text:p>254,66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264.22" calcext:value-type="float">
            <text:p>264,22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271.95" calcext:value-type="float">
            <text:p>271,95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279.67" calcext:value-type="float">
            <text:p>279,67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286.05" calcext:value-type="float">
            <text:p>286,05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293.6" calcext:value-type="float">
            <text:p>293,6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7.84" calcext:value-type="float">
            <text:p>7,84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SLZ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42.88" calcext:value-type="float">
            <text:p>42,88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52.28" calcext:value-type="float">
            <text:p>52,28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57.96" calcext:value-type="float">
            <text:p>57,96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61.35" calcext:value-type="float">
            <text:p>61,35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64.5" calcext:value-type="float">
            <text:p>64,5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76.82" calcext:value-type="float">
            <text:p>76,82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85.06" calcext:value-type="float">
            <text:p>85,06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93.33" calcext:value-type="float">
            <text:p>93,33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101.61" calcext:value-type="float">
            <text:p>101,61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117.48" calcext:value-type="float">
            <text:p>117,48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124.35" calcext:value-type="float">
            <text:p>124,35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133.67" calcext:value-type="float">
            <text:p>133,67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143" calcext:value-type="float">
            <text:p>143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152.4" calcext:value-type="float">
            <text:p>152,4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170.99" calcext:value-type="float">
            <text:p>170,99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180.41" calcext:value-type="float">
            <text:p>180,41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189.73" calcext:value-type="float">
            <text:p>189,73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199.11" calcext:value-type="float">
            <text:p>199,11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208.44" calcext:value-type="float">
            <text:p>208,44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219.13" calcext:value-type="float">
            <text:p>219,13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237.27" calcext:value-type="float">
            <text:p>237,27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247.05" calcext:value-type="float">
            <text:p>247,05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256.81" calcext:value-type="float">
            <text:p>256,81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266.62" calcext:value-type="float">
            <text:p>266,62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279.07" calcext:value-type="float">
            <text:p>279,07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286.16" calcext:value-type="float">
            <text:p>286,16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295.93" calcext:value-type="float">
            <text:p>295,93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305.69" calcext:value-type="float">
            <text:p>305,69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315.46" calcext:value-type="float">
            <text:p>315,46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329.75" calcext:value-type="float">
            <text:p>329,75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10.05" calcext:value-type="float">
            <text:p>10,05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MA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SLZ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78.86" calcext:value-type="float">
            <text:p>78,86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91.86" calcext:value-type="float">
            <text:p>91,86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101.13" calcext:value-type="float">
            <text:p>101,13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108.11" calcext:value-type="float">
            <text:p>108,11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114.85" calcext:value-type="float">
            <text:p>114,85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130.77" calcext:value-type="float">
            <text:p>130,77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142.61" calcext:value-type="float">
            <text:p>142,61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154.47" calcext:value-type="float">
            <text:p>154,47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166.34" calcext:value-type="float">
            <text:p>166,34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185.8" calcext:value-type="float">
            <text:p>185,8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196.27" calcext:value-type="float">
            <text:p>196,27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209.18" calcext:value-type="float">
            <text:p>209,18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222.11" calcext:value-type="float">
            <text:p>222,11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235.1" calcext:value-type="float">
            <text:p>235,1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257.28" calcext:value-type="float">
            <text:p>257,28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270.3" calcext:value-type="float">
            <text:p>270,3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283.21" calcext:value-type="float">
            <text:p>283,21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296.18" calcext:value-type="float">
            <text:p>296,18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309.11" calcext:value-type="float">
            <text:p>309,11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323.39" calcext:value-type="float">
            <text:p>323,39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345.13" calcext:value-type="float">
            <text:p>345,13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358.5" calcext:value-type="float">
            <text:p>358,5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371.85" calcext:value-type="float">
            <text:p>371,85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385.25" calcext:value-type="float">
            <text:p>385,25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401.3" calcext:value-type="float">
            <text:p>401,3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411.99" calcext:value-type="float">
            <text:p>411,99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425.35" calcext:value-type="float">
            <text:p>425,35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438.7" calcext:value-type="float">
            <text:p>438,7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452.06" calcext:value-type="float">
            <text:p>452,06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469.95" calcext:value-type="float">
            <text:p>469,95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13.65" calcext:value-type="float">
            <text:p>13,65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MG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BHZ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24.27" calcext:value-type="float">
            <text:p>24,27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25.91" calcext:value-type="float">
            <text:p>25,91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28.71" calcext:value-type="float">
            <text:p>28,71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31.82" calcext:value-type="float">
            <text:p>31,82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34.16" calcext:value-type="float">
            <text:p>34,16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38.56" calcext:value-type="float">
            <text:p>38,56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40.43" calcext:value-type="float">
            <text:p>40,43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42.32" calcext:value-type="float">
            <text:p>42,32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44.2" calcext:value-type="float">
            <text:p>44,2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50.79" calcext:value-type="float">
            <text:p>50,79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53.45" calcext:value-type="float">
            <text:p>53,45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56.11" calcext:value-type="float">
            <text:p>56,11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58.79" calcext:value-type="float">
            <text:p>58,79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61.69" calcext:value-type="float">
            <text:p>61,69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64.1" calcext:value-type="float">
            <text:p>64,1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66.75" calcext:value-type="float">
            <text:p>66,75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69.44" calcext:value-type="float">
            <text:p>69,44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72.08" calcext:value-type="float">
            <text:p>72,08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73.45" calcext:value-type="float">
            <text:p>73,45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80.7" calcext:value-type="float">
            <text:p>80,7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83.51" calcext:value-type="float">
            <text:p>83,51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85.59" calcext:value-type="float">
            <text:p>85,59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86.28" calcext:value-type="float">
            <text:p>86,28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88.88" calcext:value-type="float">
            <text:p>88,88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91.84" calcext:value-type="float">
            <text:p>91,84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94.65" calcext:value-type="float">
            <text:p>94,65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97.44" calcext:value-type="float">
            <text:p>97,44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100.2" calcext:value-type="float">
            <text:p>100,2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100.95" calcext:value-type="float">
            <text:p>100,95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2.83" calcext:value-type="float">
            <text:p>2,83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MG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BHZ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55.46" calcext:value-type="float">
            <text:p>55,46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59.49" calcext:value-type="float">
            <text:p>59,49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64.69" calcext:value-type="float">
            <text:p>64,69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70.2" calcext:value-type="float">
            <text:p>70,2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74.95" calcext:value-type="float">
            <text:p>74,95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81.74" calcext:value-type="float">
            <text:p>81,74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86.01" calcext:value-type="float">
            <text:p>86,01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90.3" calcext:value-type="float">
            <text:p>90,3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94.57" calcext:value-type="float">
            <text:p>94,57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100.78" calcext:value-type="float">
            <text:p>100,78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105.97" calcext:value-type="float">
            <text:p>105,97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111.03" calcext:value-type="float">
            <text:p>111,03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116.08" calcext:value-type="float">
            <text:p>116,08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121.16" calcext:value-type="float">
            <text:p>121,16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126.47" calcext:value-type="float">
            <text:p>126,47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131.28" calcext:value-type="float">
            <text:p>131,28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136.32" calcext:value-type="float">
            <text:p>136,32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141.41" calcext:value-type="float">
            <text:p>141,41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146.45" calcext:value-type="float">
            <text:p>146,45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150.23" calcext:value-type="float">
            <text:p>150,23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159.87" calcext:value-type="float">
            <text:p>159,87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165.08" calcext:value-type="float">
            <text:p>165,08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169.56" calcext:value-type="float">
            <text:p>169,56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172.65" calcext:value-type="float">
            <text:p>172,65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177.65" calcext:value-type="float">
            <text:p>177,65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183.01" calcext:value-type="float">
            <text:p>183,01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188.22" calcext:value-type="float">
            <text:p>188,22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193.41" calcext:value-type="float">
            <text:p>193,41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198.56" calcext:value-type="float">
            <text:p>198,56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201.72" calcext:value-type="float">
            <text:p>201,72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5.23" calcext:value-type="float">
            <text:p>5,23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CGR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28.04" calcext:value-type="float">
            <text:p>28,04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32.04" calcext:value-type="float">
            <text:p>32,04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36.03" calcext:value-type="float">
            <text:p>36,03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38.07" calcext:value-type="float">
            <text:p>38,07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40.81" calcext:value-type="float">
            <text:p>40,81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46.03" calcext:value-type="float">
            <text:p>46,03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49.13" calcext:value-type="float">
            <text:p>49,13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52.28" calcext:value-type="float">
            <text:p>52,28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55.41" calcext:value-type="float">
            <text:p>55,41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61.18" calcext:value-type="float">
            <text:p>61,18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69.07" calcext:value-type="float">
            <text:p>69,07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73.05" calcext:value-type="float">
            <text:p>73,05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77.01" calcext:value-type="float">
            <text:p>77,01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80.98" calcext:value-type="float">
            <text:p>80,98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86.8" calcext:value-type="float">
            <text:p>86,8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88.96" calcext:value-type="float">
            <text:p>88,96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92.98" calcext:value-type="float">
            <text:p>92,98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96.87" calcext:value-type="float">
            <text:p>96,87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100.83" calcext:value-type="float">
            <text:p>100,83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106.87" calcext:value-type="float">
            <text:p>106,87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113.5" calcext:value-type="float">
            <text:p>113,5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117.67" calcext:value-type="float">
            <text:p>117,67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121.78" calcext:value-type="float">
            <text:p>121,78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125.93" calcext:value-type="float">
            <text:p>125,93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132.43" calcext:value-type="float">
            <text:p>132,43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138.39" calcext:value-type="float">
            <text:p>138,39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142.53" calcext:value-type="float">
            <text:p>142,53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146.66" calcext:value-type="float">
            <text:p>146,66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149.45" calcext:value-type="float">
            <text:p>149,45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153.4" calcext:value-type="float">
            <text:p>153,4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4.24" calcext:value-type="float">
            <text:p>4,24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MS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CGR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64.02" calcext:value-type="float">
            <text:p>64,02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71.62" calcext:value-type="float">
            <text:p>71,62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79.2" calcext:value-type="float">
            <text:p>79,2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84.83" calcext:value-type="float">
            <text:p>84,83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91.16" calcext:value-type="float">
            <text:p>91,16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99.98" calcext:value-type="float">
            <text:p>99,98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106.68" calcext:value-type="float">
            <text:p>106,68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113.42" calcext:value-type="float">
            <text:p>113,42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120.14" calcext:value-type="float">
            <text:p>120,14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129.5" calcext:value-type="float">
            <text:p>129,5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140.99" calcext:value-type="float">
            <text:p>140,99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148.56" calcext:value-type="float">
            <text:p>148,56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156.12" calcext:value-type="float">
            <text:p>156,12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163.68" calcext:value-type="float">
            <text:p>163,68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173.09" calcext:value-type="float">
            <text:p>173,09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178.85" calcext:value-type="float">
            <text:p>178,85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186.46" calcext:value-type="float">
            <text:p>186,46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193.94" calcext:value-type="float">
            <text:p>193,94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201.5" calcext:value-type="float">
            <text:p>201,5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211.13" calcext:value-type="float">
            <text:p>211,13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221.36" calcext:value-type="float">
            <text:p>221,36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229.12" calcext:value-type="float">
            <text:p>229,12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236.82" calcext:value-type="float">
            <text:p>236,82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244.56" calcext:value-type="float">
            <text:p>244,56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254.66" calcext:value-type="float">
            <text:p>254,66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264.22" calcext:value-type="float">
            <text:p>264,22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271.95" calcext:value-type="float">
            <text:p>271,95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279.67" calcext:value-type="float">
            <text:p>279,67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286.05" calcext:value-type="float">
            <text:p>286,05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293.6" calcext:value-type="float">
            <text:p>293,6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7.84" calcext:value-type="float">
            <text:p>7,84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CGB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34.07" calcext:value-type="float">
            <text:p>34,07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40.8" calcext:value-type="float">
            <text:p>40,8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44.98" calcext:value-type="float">
            <text:p>44,98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47.72" calcext:value-type="float">
            <text:p>47,72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52.72" calcext:value-type="float">
            <text:p>52,72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63.82" calcext:value-type="float">
            <text:p>63,82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69.94" calcext:value-type="float">
            <text:p>69,94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76.02" calcext:value-type="float">
            <text:p>76,02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82.13" calcext:value-type="float">
            <text:p>82,13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85.77" calcext:value-type="float">
            <text:p>85,77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99.41" calcext:value-type="float">
            <text:p>99,41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106.5" calcext:value-type="float">
            <text:p>106,5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113.59" calcext:value-type="float">
            <text:p>113,59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120.65" calcext:value-type="float">
            <text:p>120,65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127.3" calcext:value-type="float">
            <text:p>127,3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134.78" calcext:value-type="float">
            <text:p>134,78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141.88" calcext:value-type="float">
            <text:p>141,88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148.97" calcext:value-type="float">
            <text:p>148,97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156.06" calcext:value-type="float">
            <text:p>156,06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160.73" calcext:value-type="float">
            <text:p>160,73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177.75" calcext:value-type="float">
            <text:p>177,75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185.17" calcext:value-type="float">
            <text:p>185,17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192.56" calcext:value-type="float">
            <text:p>192,56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199.94" calcext:value-type="float">
            <text:p>199,94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202.79" calcext:value-type="float">
            <text:p>202,79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207.37" calcext:value-type="float">
            <text:p>207,37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214.77" calcext:value-type="float">
            <text:p>214,77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222.16" calcext:value-type="float">
            <text:p>222,16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229.6" calcext:value-type="float">
            <text:p>229,6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238.02" calcext:value-type="float">
            <text:p>238,02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7.11" calcext:value-type="float">
            <text:p>7,11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MT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CGB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70.05" calcext:value-type="float">
            <text:p>70,05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80.38" calcext:value-type="float">
            <text:p>80,38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88.15" calcext:value-type="float">
            <text:p>88,15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94.48" calcext:value-type="float">
            <text:p>94,48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103.07" calcext:value-type="float">
            <text:p>103,07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117.77" calcext:value-type="float">
            <text:p>117,77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127.49" calcext:value-type="float">
            <text:p>127,49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137.16" calcext:value-type="float">
            <text:p>137,16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146.86" calcext:value-type="float">
            <text:p>146,86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154.09" calcext:value-type="float">
            <text:p>154,09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171.33" calcext:value-type="float">
            <text:p>171,33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182.01" calcext:value-type="float">
            <text:p>182,01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192.7" calcext:value-type="float">
            <text:p>192,7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203.35" calcext:value-type="float">
            <text:p>203,35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213.59" calcext:value-type="float">
            <text:p>213,59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224.67" calcext:value-type="float">
            <text:p>224,67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235.36" calcext:value-type="float">
            <text:p>235,36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246.04" calcext:value-type="float">
            <text:p>246,04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256.73" calcext:value-type="float">
            <text:p>256,73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264.99" calcext:value-type="float">
            <text:p>264,99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285.61" calcext:value-type="float">
            <text:p>285,61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296.62" calcext:value-type="float">
            <text:p>296,62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307.6" calcext:value-type="float">
            <text:p>307,6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318.57" calcext:value-type="float">
            <text:p>318,57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325.02" calcext:value-type="float">
            <text:p>325,02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333.2" calcext:value-type="float">
            <text:p>333,2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344.19" calcext:value-type="float">
            <text:p>344,19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355.17" calcext:value-type="float">
            <text:p>355,17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366.2" calcext:value-type="float">
            <text:p>366,2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378.22" calcext:value-type="float">
            <text:p>378,22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10.71" calcext:value-type="float">
            <text:p>10,71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BEL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42.88" calcext:value-type="float">
            <text:p>42,88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52.28" calcext:value-type="float">
            <text:p>52,28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57.96" calcext:value-type="float">
            <text:p>57,96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61.35" calcext:value-type="float">
            <text:p>61,35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64.5" calcext:value-type="float">
            <text:p>64,5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76.82" calcext:value-type="float">
            <text:p>76,82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85.06" calcext:value-type="float">
            <text:p>85,06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93.33" calcext:value-type="float">
            <text:p>93,33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101.61" calcext:value-type="float">
            <text:p>101,61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117.48" calcext:value-type="float">
            <text:p>117,48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124.35" calcext:value-type="float">
            <text:p>124,35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133.67" calcext:value-type="float">
            <text:p>133,67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143" calcext:value-type="float">
            <text:p>143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152.4" calcext:value-type="float">
            <text:p>152,4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170.99" calcext:value-type="float">
            <text:p>170,99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180.41" calcext:value-type="float">
            <text:p>180,41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189.73" calcext:value-type="float">
            <text:p>189,73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199.11" calcext:value-type="float">
            <text:p>199,11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208.44" calcext:value-type="float">
            <text:p>208,44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219.13" calcext:value-type="float">
            <text:p>219,13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237.27" calcext:value-type="float">
            <text:p>237,27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247.05" calcext:value-type="float">
            <text:p>247,05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256.81" calcext:value-type="float">
            <text:p>256,81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266.62" calcext:value-type="float">
            <text:p>266,62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279.07" calcext:value-type="float">
            <text:p>279,07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286.16" calcext:value-type="float">
            <text:p>286,16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295.93" calcext:value-type="float">
            <text:p>295,93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305.69" calcext:value-type="float">
            <text:p>305,69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315.46" calcext:value-type="float">
            <text:p>315,46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329.75" calcext:value-type="float">
            <text:p>329,75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10.05" calcext:value-type="float">
            <text:p>10,05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PA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BEL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98.08" calcext:value-type="float">
            <text:p>98,08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113.47" calcext:value-type="float">
            <text:p>113,47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125.15" calcext:value-type="float">
            <text:p>125,15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134.53" calcext:value-type="float">
            <text:p>134,53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143.67" calcext:value-type="float">
            <text:p>143,67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161.99" calcext:value-type="float">
            <text:p>161,99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176.22" calcext:value-type="float">
            <text:p>176,22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190.48" calcext:value-type="float">
            <text:p>190,48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204.76" calcext:value-type="float">
            <text:p>204,76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226.62" calcext:value-type="float">
            <text:p>226,62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239.48" calcext:value-type="float">
            <text:p>239,48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254.8" calcext:value-type="float">
            <text:p>254,8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270.12" calcext:value-type="float">
            <text:p>270,12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285.51" calcext:value-type="float">
            <text:p>285,51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310.1" calcext:value-type="float">
            <text:p>310,1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325.51" calcext:value-type="float">
            <text:p>325,51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340.82" calcext:value-type="float">
            <text:p>340,82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356.2" calcext:value-type="float">
            <text:p>356,2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371.52" calcext:value-type="float">
            <text:p>371,52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388.2" calcext:value-type="float">
            <text:p>388,2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412.34" calcext:value-type="float">
            <text:p>412,34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428.11" calcext:value-type="float">
            <text:p>428,11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443.86" calcext:value-type="float">
            <text:p>443,86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459.66" calcext:value-type="float">
            <text:p>459,66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478.11" calcext:value-type="float">
            <text:p>478,11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491.19" calcext:value-type="float">
            <text:p>491,19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506.95" calcext:value-type="float">
            <text:p>506,95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522.71" calcext:value-type="float">
            <text:p>522,71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538.47" calcext:value-type="float">
            <text:p>538,47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558.75" calcext:value-type="float">
            <text:p>558,75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16.04" calcext:value-type="float">
            <text:p>16,04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PB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JPA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34.07" calcext:value-type="float">
            <text:p>34,07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40.8" calcext:value-type="float">
            <text:p>40,8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44.98" calcext:value-type="float">
            <text:p>44,98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47.72" calcext:value-type="float">
            <text:p>47,72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52.72" calcext:value-type="float">
            <text:p>52,72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63.82" calcext:value-type="float">
            <text:p>63,82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69.94" calcext:value-type="float">
            <text:p>69,94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76.02" calcext:value-type="float">
            <text:p>76,02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82.13" calcext:value-type="float">
            <text:p>82,13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85.77" calcext:value-type="float">
            <text:p>85,77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99.41" calcext:value-type="float">
            <text:p>99,41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106.5" calcext:value-type="float">
            <text:p>106,5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113.59" calcext:value-type="float">
            <text:p>113,59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120.65" calcext:value-type="float">
            <text:p>120,65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127.3" calcext:value-type="float">
            <text:p>127,3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134.78" calcext:value-type="float">
            <text:p>134,78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141.88" calcext:value-type="float">
            <text:p>141,88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148.97" calcext:value-type="float">
            <text:p>148,97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156.06" calcext:value-type="float">
            <text:p>156,06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160.73" calcext:value-type="float">
            <text:p>160,73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177.75" calcext:value-type="float">
            <text:p>177,75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185.17" calcext:value-type="float">
            <text:p>185,17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192.56" calcext:value-type="float">
            <text:p>192,56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199.94" calcext:value-type="float">
            <text:p>199,94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202.79" calcext:value-type="float">
            <text:p>202,79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207.37" calcext:value-type="float">
            <text:p>207,37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214.77" calcext:value-type="float">
            <text:p>214,77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222.16" calcext:value-type="float">
            <text:p>222,16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229.6" calcext:value-type="float">
            <text:p>229,6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238.02" calcext:value-type="float">
            <text:p>238,02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7.11" calcext:value-type="float">
            <text:p>7,11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PB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JPA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70.05" calcext:value-type="float">
            <text:p>70,05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80.38" calcext:value-type="float">
            <text:p>80,38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88.15" calcext:value-type="float">
            <text:p>88,15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94.48" calcext:value-type="float">
            <text:p>94,48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103.07" calcext:value-type="float">
            <text:p>103,07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117.77" calcext:value-type="float">
            <text:p>117,77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127.49" calcext:value-type="float">
            <text:p>127,49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137.16" calcext:value-type="float">
            <text:p>137,16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146.86" calcext:value-type="float">
            <text:p>146,86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154.09" calcext:value-type="float">
            <text:p>154,09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171.33" calcext:value-type="float">
            <text:p>171,33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182.01" calcext:value-type="float">
            <text:p>182,01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192.7" calcext:value-type="float">
            <text:p>192,7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203.35" calcext:value-type="float">
            <text:p>203,35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213.59" calcext:value-type="float">
            <text:p>213,59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224.67" calcext:value-type="float">
            <text:p>224,67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235.36" calcext:value-type="float">
            <text:p>235,36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246.04" calcext:value-type="float">
            <text:p>246,04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256.73" calcext:value-type="float">
            <text:p>256,73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264.99" calcext:value-type="float">
            <text:p>264,99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285.61" calcext:value-type="float">
            <text:p>285,61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296.62" calcext:value-type="float">
            <text:p>296,62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307.6" calcext:value-type="float">
            <text:p>307,6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318.57" calcext:value-type="float">
            <text:p>318,57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325.02" calcext:value-type="float">
            <text:p>325,02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333.2" calcext:value-type="float">
            <text:p>333,2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344.19" calcext:value-type="float">
            <text:p>344,19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355.17" calcext:value-type="float">
            <text:p>355,17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366.2" calcext:value-type="float">
            <text:p>366,2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378.22" calcext:value-type="float">
            <text:p>378,22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10.71" calcext:value-type="float">
            <text:p>10,71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REC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34.07" calcext:value-type="float">
            <text:p>34,07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40.8" calcext:value-type="float">
            <text:p>40,8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44.98" calcext:value-type="float">
            <text:p>44,98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47.72" calcext:value-type="float">
            <text:p>47,72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52.72" calcext:value-type="float">
            <text:p>52,72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63.82" calcext:value-type="float">
            <text:p>63,82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69.94" calcext:value-type="float">
            <text:p>69,94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76.02" calcext:value-type="float">
            <text:p>76,02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82.13" calcext:value-type="float">
            <text:p>82,13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85.77" calcext:value-type="float">
            <text:p>85,77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99.41" calcext:value-type="float">
            <text:p>99,41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106.5" calcext:value-type="float">
            <text:p>106,5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113.59" calcext:value-type="float">
            <text:p>113,59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120.65" calcext:value-type="float">
            <text:p>120,65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127.3" calcext:value-type="float">
            <text:p>127,3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134.78" calcext:value-type="float">
            <text:p>134,78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141.88" calcext:value-type="float">
            <text:p>141,88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148.97" calcext:value-type="float">
            <text:p>148,97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156.06" calcext:value-type="float">
            <text:p>156,06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160.73" calcext:value-type="float">
            <text:p>160,73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177.75" calcext:value-type="float">
            <text:p>177,75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185.17" calcext:value-type="float">
            <text:p>185,17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192.56" calcext:value-type="float">
            <text:p>192,56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199.94" calcext:value-type="float">
            <text:p>199,94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202.79" calcext:value-type="float">
            <text:p>202,79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207.37" calcext:value-type="float">
            <text:p>207,37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214.77" calcext:value-type="float">
            <text:p>214,77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222.16" calcext:value-type="float">
            <text:p>222,16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229.6" calcext:value-type="float">
            <text:p>229,6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238.02" calcext:value-type="float">
            <text:p>238,02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7.11" calcext:value-type="float">
            <text:p>7,11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PE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70.05" calcext:value-type="float">
            <text:p>70,05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80.38" calcext:value-type="float">
            <text:p>80,38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88.15" calcext:value-type="float">
            <text:p>88,15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94.48" calcext:value-type="float">
            <text:p>94,48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103.07" calcext:value-type="float">
            <text:p>103,07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117.77" calcext:value-type="float">
            <text:p>117,77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127.49" calcext:value-type="float">
            <text:p>127,49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137.16" calcext:value-type="float">
            <text:p>137,16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146.86" calcext:value-type="float">
            <text:p>146,86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154.09" calcext:value-type="float">
            <text:p>154,09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171.33" calcext:value-type="float">
            <text:p>171,33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182.01" calcext:value-type="float">
            <text:p>182,01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192.7" calcext:value-type="float">
            <text:p>192,7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203.35" calcext:value-type="float">
            <text:p>203,35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213.59" calcext:value-type="float">
            <text:p>213,59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224.67" calcext:value-type="float">
            <text:p>224,67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235.36" calcext:value-type="float">
            <text:p>235,36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246.04" calcext:value-type="float">
            <text:p>246,04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256.73" calcext:value-type="float">
            <text:p>256,73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264.99" calcext:value-type="float">
            <text:p>264,99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285.61" calcext:value-type="float">
            <text:p>285,61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296.62" calcext:value-type="float">
            <text:p>296,62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307.6" calcext:value-type="float">
            <text:p>307,6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318.57" calcext:value-type="float">
            <text:p>318,57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325.02" calcext:value-type="float">
            <text:p>325,02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333.2" calcext:value-type="float">
            <text:p>333,2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344.19" calcext:value-type="float">
            <text:p>344,19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355.17" calcext:value-type="float">
            <text:p>355,17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366.2" calcext:value-type="float">
            <text:p>366,2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378.22" calcext:value-type="float">
            <text:p>378,22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10.71" calcext:value-type="float">
            <text:p>10,71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PI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THE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42.88" calcext:value-type="float">
            <text:p>42,88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52.28" calcext:value-type="float">
            <text:p>52,28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57.96" calcext:value-type="float">
            <text:p>57,96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61.35" calcext:value-type="float">
            <text:p>61,35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64.5" calcext:value-type="float">
            <text:p>64,5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76.82" calcext:value-type="float">
            <text:p>76,82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85.06" calcext:value-type="float">
            <text:p>85,06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93.33" calcext:value-type="float">
            <text:p>93,33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101.61" calcext:value-type="float">
            <text:p>101,61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117.48" calcext:value-type="float">
            <text:p>117,48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124.35" calcext:value-type="float">
            <text:p>124,35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133.67" calcext:value-type="float">
            <text:p>133,67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143" calcext:value-type="float">
            <text:p>143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152.4" calcext:value-type="float">
            <text:p>152,4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170.99" calcext:value-type="float">
            <text:p>170,99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180.41" calcext:value-type="float">
            <text:p>180,41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189.73" calcext:value-type="float">
            <text:p>189,73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199.11" calcext:value-type="float">
            <text:p>199,11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208.44" calcext:value-type="float">
            <text:p>208,44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219.13" calcext:value-type="float">
            <text:p>219,13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237.27" calcext:value-type="float">
            <text:p>237,27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247.05" calcext:value-type="float">
            <text:p>247,05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256.81" calcext:value-type="float">
            <text:p>256,81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266.62" calcext:value-type="float">
            <text:p>266,62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279.07" calcext:value-type="float">
            <text:p>279,07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286.16" calcext:value-type="float">
            <text:p>286,16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295.93" calcext:value-type="float">
            <text:p>295,93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305.69" calcext:value-type="float">
            <text:p>305,69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315.46" calcext:value-type="float">
            <text:p>315,46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329.75" calcext:value-type="float">
            <text:p>329,75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10.05" calcext:value-type="float">
            <text:p>10,05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PI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THE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78.86" calcext:value-type="float">
            <text:p>78,86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91.86" calcext:value-type="float">
            <text:p>91,86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101.13" calcext:value-type="float">
            <text:p>101,13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108.11" calcext:value-type="float">
            <text:p>108,11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114.85" calcext:value-type="float">
            <text:p>114,85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130.77" calcext:value-type="float">
            <text:p>130,77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142.61" calcext:value-type="float">
            <text:p>142,61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154.47" calcext:value-type="float">
            <text:p>154,47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166.34" calcext:value-type="float">
            <text:p>166,34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185.8" calcext:value-type="float">
            <text:p>185,8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196.27" calcext:value-type="float">
            <text:p>196,27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209.18" calcext:value-type="float">
            <text:p>209,18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222.11" calcext:value-type="float">
            <text:p>222,11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235.1" calcext:value-type="float">
            <text:p>235,1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257.28" calcext:value-type="float">
            <text:p>257,28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270.3" calcext:value-type="float">
            <text:p>270,3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283.21" calcext:value-type="float">
            <text:p>283,21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296.18" calcext:value-type="float">
            <text:p>296,18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309.11" calcext:value-type="float">
            <text:p>309,11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323.39" calcext:value-type="float">
            <text:p>323,39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345.13" calcext:value-type="float">
            <text:p>345,13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358.5" calcext:value-type="float">
            <text:p>358,5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371.85" calcext:value-type="float">
            <text:p>371,85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385.25" calcext:value-type="float">
            <text:p>385,25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401.3" calcext:value-type="float">
            <text:p>401,3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411.99" calcext:value-type="float">
            <text:p>411,99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425.35" calcext:value-type="float">
            <text:p>425,35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438.7" calcext:value-type="float">
            <text:p>438,7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452.06" calcext:value-type="float">
            <text:p>452,06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469.95" calcext:value-type="float">
            <text:p>469,95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13.65" calcext:value-type="float">
            <text:p>13,65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CWB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24.27" calcext:value-type="float">
            <text:p>24,27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25.91" calcext:value-type="float">
            <text:p>25,91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28.71" calcext:value-type="float">
            <text:p>28,71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31.82" calcext:value-type="float">
            <text:p>31,82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34.16" calcext:value-type="float">
            <text:p>34,16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38.56" calcext:value-type="float">
            <text:p>38,56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40.43" calcext:value-type="float">
            <text:p>40,43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42.32" calcext:value-type="float">
            <text:p>42,32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44.2" calcext:value-type="float">
            <text:p>44,2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50.79" calcext:value-type="float">
            <text:p>50,79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53.45" calcext:value-type="float">
            <text:p>53,45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56.11" calcext:value-type="float">
            <text:p>56,11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58.79" calcext:value-type="float">
            <text:p>58,79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61.69" calcext:value-type="float">
            <text:p>61,69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64.1" calcext:value-type="float">
            <text:p>64,1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66.75" calcext:value-type="float">
            <text:p>66,75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69.44" calcext:value-type="float">
            <text:p>69,44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72.08" calcext:value-type="float">
            <text:p>72,08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73.45" calcext:value-type="float">
            <text:p>73,45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80.7" calcext:value-type="float">
            <text:p>80,7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83.51" calcext:value-type="float">
            <text:p>83,51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85.59" calcext:value-type="float">
            <text:p>85,59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86.28" calcext:value-type="float">
            <text:p>86,28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88.88" calcext:value-type="float">
            <text:p>88,88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91.84" calcext:value-type="float">
            <text:p>91,84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94.65" calcext:value-type="float">
            <text:p>94,65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97.44" calcext:value-type="float">
            <text:p>97,44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100.2" calcext:value-type="float">
            <text:p>100,2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100.95" calcext:value-type="float">
            <text:p>100,95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2.83" calcext:value-type="float">
            <text:p>2,83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PR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CWB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55.46" calcext:value-type="float">
            <text:p>55,46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59.49" calcext:value-type="float">
            <text:p>59,49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64.69" calcext:value-type="float">
            <text:p>64,69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70.2" calcext:value-type="float">
            <text:p>70,2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74.95" calcext:value-type="float">
            <text:p>74,95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81.74" calcext:value-type="float">
            <text:p>81,74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86.01" calcext:value-type="float">
            <text:p>86,01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90.3" calcext:value-type="float">
            <text:p>90,3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94.57" calcext:value-type="float">
            <text:p>94,57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100.78" calcext:value-type="float">
            <text:p>100,78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105.97" calcext:value-type="float">
            <text:p>105,97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111.03" calcext:value-type="float">
            <text:p>111,03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116.08" calcext:value-type="float">
            <text:p>116,08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121.16" calcext:value-type="float">
            <text:p>121,16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126.47" calcext:value-type="float">
            <text:p>126,47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131.28" calcext:value-type="float">
            <text:p>131,28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136.32" calcext:value-type="float">
            <text:p>136,32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141.41" calcext:value-type="float">
            <text:p>141,41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146.45" calcext:value-type="float">
            <text:p>146,45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150.23" calcext:value-type="float">
            <text:p>150,23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159.87" calcext:value-type="float">
            <text:p>159,87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165.08" calcext:value-type="float">
            <text:p>165,08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169.56" calcext:value-type="float">
            <text:p>169,56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172.65" calcext:value-type="float">
            <text:p>172,65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177.65" calcext:value-type="float">
            <text:p>177,65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183.01" calcext:value-type="float">
            <text:p>183,01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188.22" calcext:value-type="float">
            <text:p>188,22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193.41" calcext:value-type="float">
            <text:p>193,41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198.56" calcext:value-type="float">
            <text:p>198,56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201.72" calcext:value-type="float">
            <text:p>201,72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5.23" calcext:value-type="float">
            <text:p>5,23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RJ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RIO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24.27" calcext:value-type="float">
            <text:p>24,27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25.91" calcext:value-type="float">
            <text:p>25,91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28.71" calcext:value-type="float">
            <text:p>28,71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31.82" calcext:value-type="float">
            <text:p>31,82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34.16" calcext:value-type="float">
            <text:p>34,16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38.56" calcext:value-type="float">
            <text:p>38,56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40.43" calcext:value-type="float">
            <text:p>40,43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42.32" calcext:value-type="float">
            <text:p>42,32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44.2" calcext:value-type="float">
            <text:p>44,2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50.79" calcext:value-type="float">
            <text:p>50,79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53.45" calcext:value-type="float">
            <text:p>53,45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56.11" calcext:value-type="float">
            <text:p>56,11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58.79" calcext:value-type="float">
            <text:p>58,79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61.69" calcext:value-type="float">
            <text:p>61,69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64.1" calcext:value-type="float">
            <text:p>64,1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66.75" calcext:value-type="float">
            <text:p>66,75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69.44" calcext:value-type="float">
            <text:p>69,44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72.08" calcext:value-type="float">
            <text:p>72,08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73.45" calcext:value-type="float">
            <text:p>73,45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80.7" calcext:value-type="float">
            <text:p>80,7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83.51" calcext:value-type="float">
            <text:p>83,51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85.59" calcext:value-type="float">
            <text:p>85,59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86.28" calcext:value-type="float">
            <text:p>86,28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88.88" calcext:value-type="float">
            <text:p>88,88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91.84" calcext:value-type="float">
            <text:p>91,84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94.65" calcext:value-type="float">
            <text:p>94,65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97.44" calcext:value-type="float">
            <text:p>97,44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100.2" calcext:value-type="float">
            <text:p>100,2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100.95" calcext:value-type="float">
            <text:p>100,95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2.83" calcext:value-type="float">
            <text:p>2,83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RJ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RIO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55.46" calcext:value-type="float">
            <text:p>55,46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59.49" calcext:value-type="float">
            <text:p>59,49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64.69" calcext:value-type="float">
            <text:p>64,69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70.2" calcext:value-type="float">
            <text:p>70,2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74.95" calcext:value-type="float">
            <text:p>74,95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81.74" calcext:value-type="float">
            <text:p>81,74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86.01" calcext:value-type="float">
            <text:p>86,01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90.3" calcext:value-type="float">
            <text:p>90,3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94.57" calcext:value-type="float">
            <text:p>94,57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100.78" calcext:value-type="float">
            <text:p>100,78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105.97" calcext:value-type="float">
            <text:p>105,97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111.03" calcext:value-type="float">
            <text:p>111,03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116.08" calcext:value-type="float">
            <text:p>116,08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121.16" calcext:value-type="float">
            <text:p>121,16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126.47" calcext:value-type="float">
            <text:p>126,47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131.28" calcext:value-type="float">
            <text:p>131,28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136.32" calcext:value-type="float">
            <text:p>136,32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141.41" calcext:value-type="float">
            <text:p>141,41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146.45" calcext:value-type="float">
            <text:p>146,45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150.23" calcext:value-type="float">
            <text:p>150,23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159.87" calcext:value-type="float">
            <text:p>159,87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165.08" calcext:value-type="float">
            <text:p>165,08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169.56" calcext:value-type="float">
            <text:p>169,56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172.65" calcext:value-type="float">
            <text:p>172,65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177.65" calcext:value-type="float">
            <text:p>177,65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183.01" calcext:value-type="float">
            <text:p>183,01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188.22" calcext:value-type="float">
            <text:p>188,22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193.41" calcext:value-type="float">
            <text:p>193,41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198.56" calcext:value-type="float">
            <text:p>198,56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201.72" calcext:value-type="float">
            <text:p>201,72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5.23" calcext:value-type="float">
            <text:p>5,23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RN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NAT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42.88" calcext:value-type="float">
            <text:p>42,88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52.28" calcext:value-type="float">
            <text:p>52,28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57.96" calcext:value-type="float">
            <text:p>57,96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61.35" calcext:value-type="float">
            <text:p>61,35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64.5" calcext:value-type="float">
            <text:p>64,5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76.82" calcext:value-type="float">
            <text:p>76,82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85.06" calcext:value-type="float">
            <text:p>85,06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93.33" calcext:value-type="float">
            <text:p>93,33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101.61" calcext:value-type="float">
            <text:p>101,61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117.48" calcext:value-type="float">
            <text:p>117,48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124.35" calcext:value-type="float">
            <text:p>124,35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133.67" calcext:value-type="float">
            <text:p>133,67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143" calcext:value-type="float">
            <text:p>143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152.4" calcext:value-type="float">
            <text:p>152,4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170.99" calcext:value-type="float">
            <text:p>170,99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180.41" calcext:value-type="float">
            <text:p>180,41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189.73" calcext:value-type="float">
            <text:p>189,73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199.11" calcext:value-type="float">
            <text:p>199,11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208.44" calcext:value-type="float">
            <text:p>208,44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219.13" calcext:value-type="float">
            <text:p>219,13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237.27" calcext:value-type="float">
            <text:p>237,27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247.05" calcext:value-type="float">
            <text:p>247,05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256.81" calcext:value-type="float">
            <text:p>256,81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266.62" calcext:value-type="float">
            <text:p>266,62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279.07" calcext:value-type="float">
            <text:p>279,07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286.16" calcext:value-type="float">
            <text:p>286,16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295.93" calcext:value-type="float">
            <text:p>295,93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305.69" calcext:value-type="float">
            <text:p>305,69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315.46" calcext:value-type="float">
            <text:p>315,46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329.75" calcext:value-type="float">
            <text:p>329,75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10.05" calcext:value-type="float">
            <text:p>10,05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RN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NAT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78.86" calcext:value-type="float">
            <text:p>78,86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91.86" calcext:value-type="float">
            <text:p>91,86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101.13" calcext:value-type="float">
            <text:p>101,13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108.11" calcext:value-type="float">
            <text:p>108,11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114.85" calcext:value-type="float">
            <text:p>114,85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130.77" calcext:value-type="float">
            <text:p>130,77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142.61" calcext:value-type="float">
            <text:p>142,61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154.47" calcext:value-type="float">
            <text:p>154,47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166.34" calcext:value-type="float">
            <text:p>166,34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185.8" calcext:value-type="float">
            <text:p>185,8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196.27" calcext:value-type="float">
            <text:p>196,27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209.18" calcext:value-type="float">
            <text:p>209,18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222.11" calcext:value-type="float">
            <text:p>222,11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235.1" calcext:value-type="float">
            <text:p>235,1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257.28" calcext:value-type="float">
            <text:p>257,28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270.3" calcext:value-type="float">
            <text:p>270,3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283.21" calcext:value-type="float">
            <text:p>283,21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296.18" calcext:value-type="float">
            <text:p>296,18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309.11" calcext:value-type="float">
            <text:p>309,11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323.39" calcext:value-type="float">
            <text:p>323,39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345.13" calcext:value-type="float">
            <text:p>345,13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358.5" calcext:value-type="float">
            <text:p>358,5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371.85" calcext:value-type="float">
            <text:p>371,85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385.25" calcext:value-type="float">
            <text:p>385,25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401.3" calcext:value-type="float">
            <text:p>401,3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411.99" calcext:value-type="float">
            <text:p>411,99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425.35" calcext:value-type="float">
            <text:p>425,35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438.7" calcext:value-type="float">
            <text:p>438,7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452.06" calcext:value-type="float">
            <text:p>452,06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469.95" calcext:value-type="float">
            <text:p>469,95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13.65" calcext:value-type="float">
            <text:p>13,65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PVH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42.88" calcext:value-type="float">
            <text:p>42,88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52.28" calcext:value-type="float">
            <text:p>52,28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57.96" calcext:value-type="float">
            <text:p>57,96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61.35" calcext:value-type="float">
            <text:p>61,35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64.5" calcext:value-type="float">
            <text:p>64,5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76.82" calcext:value-type="float">
            <text:p>76,82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85.06" calcext:value-type="float">
            <text:p>85,06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93.33" calcext:value-type="float">
            <text:p>93,33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101.61" calcext:value-type="float">
            <text:p>101,61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117.48" calcext:value-type="float">
            <text:p>117,48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124.35" calcext:value-type="float">
            <text:p>124,35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133.67" calcext:value-type="float">
            <text:p>133,67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143" calcext:value-type="float">
            <text:p>143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152.4" calcext:value-type="float">
            <text:p>152,4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170.99" calcext:value-type="float">
            <text:p>170,99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180.41" calcext:value-type="float">
            <text:p>180,41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189.73" calcext:value-type="float">
            <text:p>189,73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199.11" calcext:value-type="float">
            <text:p>199,11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208.44" calcext:value-type="float">
            <text:p>208,44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219.13" calcext:value-type="float">
            <text:p>219,13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237.27" calcext:value-type="float">
            <text:p>237,27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247.05" calcext:value-type="float">
            <text:p>247,05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256.81" calcext:value-type="float">
            <text:p>256,81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266.62" calcext:value-type="float">
            <text:p>266,62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279.07" calcext:value-type="float">
            <text:p>279,07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286.16" calcext:value-type="float">
            <text:p>286,16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295.93" calcext:value-type="float">
            <text:p>295,93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305.69" calcext:value-type="float">
            <text:p>305,69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315.46" calcext:value-type="float">
            <text:p>315,46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329.75" calcext:value-type="float">
            <text:p>329,75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10.05" calcext:value-type="float">
            <text:p>10,05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RO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PVH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98.08" calcext:value-type="float">
            <text:p>98,08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113.47" calcext:value-type="float">
            <text:p>113,47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125.15" calcext:value-type="float">
            <text:p>125,15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134.53" calcext:value-type="float">
            <text:p>134,53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143.67" calcext:value-type="float">
            <text:p>143,67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161.99" calcext:value-type="float">
            <text:p>161,99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176.22" calcext:value-type="float">
            <text:p>176,22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190.48" calcext:value-type="float">
            <text:p>190,48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204.76" calcext:value-type="float">
            <text:p>204,76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226.62" calcext:value-type="float">
            <text:p>226,62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239.48" calcext:value-type="float">
            <text:p>239,48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254.8" calcext:value-type="float">
            <text:p>254,8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270.12" calcext:value-type="float">
            <text:p>270,12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285.51" calcext:value-type="float">
            <text:p>285,51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310.1" calcext:value-type="float">
            <text:p>310,1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325.51" calcext:value-type="float">
            <text:p>325,51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340.82" calcext:value-type="float">
            <text:p>340,82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356.2" calcext:value-type="float">
            <text:p>356,2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371.52" calcext:value-type="float">
            <text:p>371,52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388.2" calcext:value-type="float">
            <text:p>388,2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412.34" calcext:value-type="float">
            <text:p>412,34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428.11" calcext:value-type="float">
            <text:p>428,11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443.86" calcext:value-type="float">
            <text:p>443,86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459.66" calcext:value-type="float">
            <text:p>459,66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478.11" calcext:value-type="float">
            <text:p>478,11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491.19" calcext:value-type="float">
            <text:p>491,19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506.95" calcext:value-type="float">
            <text:p>506,95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522.71" calcext:value-type="float">
            <text:p>522,71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538.47" calcext:value-type="float">
            <text:p>538,47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558.75" calcext:value-type="float">
            <text:p>558,75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16.04" calcext:value-type="float">
            <text:p>16,04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RR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BVB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42.88" calcext:value-type="float">
            <text:p>42,88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52.28" calcext:value-type="float">
            <text:p>52,28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57.96" calcext:value-type="float">
            <text:p>57,96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61.35" calcext:value-type="float">
            <text:p>61,35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64.5" calcext:value-type="float">
            <text:p>64,5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76.82" calcext:value-type="float">
            <text:p>76,82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85.06" calcext:value-type="float">
            <text:p>85,06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93.33" calcext:value-type="float">
            <text:p>93,33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101.61" calcext:value-type="float">
            <text:p>101,61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117.48" calcext:value-type="float">
            <text:p>117,48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124.35" calcext:value-type="float">
            <text:p>124,35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133.67" calcext:value-type="float">
            <text:p>133,67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143" calcext:value-type="float">
            <text:p>143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152.4" calcext:value-type="float">
            <text:p>152,4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170.99" calcext:value-type="float">
            <text:p>170,99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180.41" calcext:value-type="float">
            <text:p>180,41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189.73" calcext:value-type="float">
            <text:p>189,73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199.11" calcext:value-type="float">
            <text:p>199,11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208.44" calcext:value-type="float">
            <text:p>208,44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219.13" calcext:value-type="float">
            <text:p>219,13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237.27" calcext:value-type="float">
            <text:p>237,27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247.05" calcext:value-type="float">
            <text:p>247,05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256.81" calcext:value-type="float">
            <text:p>256,81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266.62" calcext:value-type="float">
            <text:p>266,62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279.07" calcext:value-type="float">
            <text:p>279,07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286.16" calcext:value-type="float">
            <text:p>286,16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295.93" calcext:value-type="float">
            <text:p>295,93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305.69" calcext:value-type="float">
            <text:p>305,69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315.46" calcext:value-type="float">
            <text:p>315,46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329.75" calcext:value-type="float">
            <text:p>329,75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10.05" calcext:value-type="float">
            <text:p>10,05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RR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BVB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98.08" calcext:value-type="float">
            <text:p>98,08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113.47" calcext:value-type="float">
            <text:p>113,47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125.15" calcext:value-type="float">
            <text:p>125,15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134.53" calcext:value-type="float">
            <text:p>134,53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143.67" calcext:value-type="float">
            <text:p>143,67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161.99" calcext:value-type="float">
            <text:p>161,99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176.22" calcext:value-type="float">
            <text:p>176,22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190.48" calcext:value-type="float">
            <text:p>190,48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204.76" calcext:value-type="float">
            <text:p>204,76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226.62" calcext:value-type="float">
            <text:p>226,62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239.48" calcext:value-type="float">
            <text:p>239,48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254.8" calcext:value-type="float">
            <text:p>254,8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270.12" calcext:value-type="float">
            <text:p>270,12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285.51" calcext:value-type="float">
            <text:p>285,51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310.1" calcext:value-type="float">
            <text:p>310,1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325.51" calcext:value-type="float">
            <text:p>325,51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340.82" calcext:value-type="float">
            <text:p>340,82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356.2" calcext:value-type="float">
            <text:p>356,2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371.52" calcext:value-type="float">
            <text:p>371,52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388.2" calcext:value-type="float">
            <text:p>388,2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412.34" calcext:value-type="float">
            <text:p>412,34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428.11" calcext:value-type="float">
            <text:p>428,11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443.86" calcext:value-type="float">
            <text:p>443,86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459.66" calcext:value-type="float">
            <text:p>459,66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478.11" calcext:value-type="float">
            <text:p>478,11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491.19" calcext:value-type="float">
            <text:p>491,19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506.95" calcext:value-type="float">
            <text:p>506,95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522.71" calcext:value-type="float">
            <text:p>522,71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538.47" calcext:value-type="float">
            <text:p>538,47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558.75" calcext:value-type="float">
            <text:p>558,75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16.04" calcext:value-type="float">
            <text:p>16,04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RS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POA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28.04" calcext:value-type="float">
            <text:p>28,04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32.04" calcext:value-type="float">
            <text:p>32,04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36.03" calcext:value-type="float">
            <text:p>36,03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38.07" calcext:value-type="float">
            <text:p>38,07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40.81" calcext:value-type="float">
            <text:p>40,81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46.03" calcext:value-type="float">
            <text:p>46,03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49.13" calcext:value-type="float">
            <text:p>49,13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52.28" calcext:value-type="float">
            <text:p>52,28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55.41" calcext:value-type="float">
            <text:p>55,41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61.18" calcext:value-type="float">
            <text:p>61,18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69.07" calcext:value-type="float">
            <text:p>69,07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73.05" calcext:value-type="float">
            <text:p>73,05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77.01" calcext:value-type="float">
            <text:p>77,01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80.98" calcext:value-type="float">
            <text:p>80,98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86.8" calcext:value-type="float">
            <text:p>86,8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88.96" calcext:value-type="float">
            <text:p>88,96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92.98" calcext:value-type="float">
            <text:p>92,98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96.87" calcext:value-type="float">
            <text:p>96,87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100.83" calcext:value-type="float">
            <text:p>100,83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106.87" calcext:value-type="float">
            <text:p>106,87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113.5" calcext:value-type="float">
            <text:p>113,5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117.67" calcext:value-type="float">
            <text:p>117,67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121.78" calcext:value-type="float">
            <text:p>121,78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125.93" calcext:value-type="float">
            <text:p>125,93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132.43" calcext:value-type="float">
            <text:p>132,43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138.39" calcext:value-type="float">
            <text:p>138,39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142.53" calcext:value-type="float">
            <text:p>142,53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146.66" calcext:value-type="float">
            <text:p>146,66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149.45" calcext:value-type="float">
            <text:p>149,45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153.4" calcext:value-type="float">
            <text:p>153,4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4.24" calcext:value-type="float">
            <text:p>4,24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RS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POA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59.23" calcext:value-type="float">
            <text:p>59,23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65.62" calcext:value-type="float">
            <text:p>65,62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72.01" calcext:value-type="float">
            <text:p>72,01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76.45" calcext:value-type="float">
            <text:p>76,45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81.6" calcext:value-type="float">
            <text:p>81,6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89.21" calcext:value-type="float">
            <text:p>89,21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94.71" calcext:value-type="float">
            <text:p>94,71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100.26" calcext:value-type="float">
            <text:p>100,26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105.78" calcext:value-type="float">
            <text:p>105,78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113.96" calcext:value-type="float">
            <text:p>113,96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124.25" calcext:value-type="float">
            <text:p>124,25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130.63" calcext:value-type="float">
            <text:p>130,63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136.98" calcext:value-type="float">
            <text:p>136,98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143.35" calcext:value-type="float">
            <text:p>143,35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151.58" calcext:value-type="float">
            <text:p>151,58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156.14" calcext:value-type="float">
            <text:p>156,14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162.55" calcext:value-type="float">
            <text:p>162,55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168.84" calcext:value-type="float">
            <text:p>168,84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175.2" calcext:value-type="float">
            <text:p>175,2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183.65" calcext:value-type="float">
            <text:p>183,65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192.67" calcext:value-type="float">
            <text:p>192,67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199.24" calcext:value-type="float">
            <text:p>199,24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205.75" calcext:value-type="float">
            <text:p>205,75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212.3" calcext:value-type="float">
            <text:p>212,3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221.2" calcext:value-type="float">
            <text:p>221,2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229.56" calcext:value-type="float">
            <text:p>229,56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236.1" calcext:value-type="float">
            <text:p>236,1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242.63" calcext:value-type="float">
            <text:p>242,63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247.81" calcext:value-type="float">
            <text:p>247,81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254.17" calcext:value-type="float">
            <text:p>254,17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6.64" calcext:value-type="float">
            <text:p>6,64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FLN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24.27" calcext:value-type="float">
            <text:p>24,27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25.91" calcext:value-type="float">
            <text:p>25,91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28.71" calcext:value-type="float">
            <text:p>28,71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31.82" calcext:value-type="float">
            <text:p>31,82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34.16" calcext:value-type="float">
            <text:p>34,16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38.56" calcext:value-type="float">
            <text:p>38,56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40.43" calcext:value-type="float">
            <text:p>40,43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42.32" calcext:value-type="float">
            <text:p>42,32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44.2" calcext:value-type="float">
            <text:p>44,2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50.79" calcext:value-type="float">
            <text:p>50,79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53.45" calcext:value-type="float">
            <text:p>53,45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56.11" calcext:value-type="float">
            <text:p>56,11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58.79" calcext:value-type="float">
            <text:p>58,79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61.69" calcext:value-type="float">
            <text:p>61,69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64.1" calcext:value-type="float">
            <text:p>64,1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66.75" calcext:value-type="float">
            <text:p>66,75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69.44" calcext:value-type="float">
            <text:p>69,44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72.08" calcext:value-type="float">
            <text:p>72,08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73.45" calcext:value-type="float">
            <text:p>73,45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80.7" calcext:value-type="float">
            <text:p>80,7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83.51" calcext:value-type="float">
            <text:p>83,51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85.59" calcext:value-type="float">
            <text:p>85,59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86.28" calcext:value-type="float">
            <text:p>86,28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88.88" calcext:value-type="float">
            <text:p>88,88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91.84" calcext:value-type="float">
            <text:p>91,84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94.65" calcext:value-type="float">
            <text:p>94,65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97.44" calcext:value-type="float">
            <text:p>97,44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100.2" calcext:value-type="float">
            <text:p>100,2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100.95" calcext:value-type="float">
            <text:p>100,95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2.83" calcext:value-type="float">
            <text:p>2,83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SC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FLN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55.46" calcext:value-type="float">
            <text:p>55,46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59.49" calcext:value-type="float">
            <text:p>59,49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64.69" calcext:value-type="float">
            <text:p>64,69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70.2" calcext:value-type="float">
            <text:p>70,2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74.95" calcext:value-type="float">
            <text:p>74,95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81.74" calcext:value-type="float">
            <text:p>81,74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86.01" calcext:value-type="float">
            <text:p>86,01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90.3" calcext:value-type="float">
            <text:p>90,3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94.57" calcext:value-type="float">
            <text:p>94,57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100.78" calcext:value-type="float">
            <text:p>100,78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105.97" calcext:value-type="float">
            <text:p>105,97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111.03" calcext:value-type="float">
            <text:p>111,03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116.08" calcext:value-type="float">
            <text:p>116,08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121.16" calcext:value-type="float">
            <text:p>121,16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126.47" calcext:value-type="float">
            <text:p>126,47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131.28" calcext:value-type="float">
            <text:p>131,28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136.32" calcext:value-type="float">
            <text:p>136,32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141.41" calcext:value-type="float">
            <text:p>141,41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146.45" calcext:value-type="float">
            <text:p>146,45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150.23" calcext:value-type="float">
            <text:p>150,23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159.87" calcext:value-type="float">
            <text:p>159,87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165.08" calcext:value-type="float">
            <text:p>165,08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169.56" calcext:value-type="float">
            <text:p>169,56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172.65" calcext:value-type="float">
            <text:p>172,65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177.65" calcext:value-type="float">
            <text:p>177,65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183.01" calcext:value-type="float">
            <text:p>183,01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188.22" calcext:value-type="float">
            <text:p>188,22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193.41" calcext:value-type="float">
            <text:p>193,41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198.56" calcext:value-type="float">
            <text:p>198,56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201.72" calcext:value-type="float">
            <text:p>201,72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5.23" calcext:value-type="float">
            <text:p>5,23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2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AJU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34.07" calcext:value-type="float">
            <text:p>34,07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40.8" calcext:value-type="float">
            <text:p>40,8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44.98" calcext:value-type="float">
            <text:p>44,98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47.72" calcext:value-type="float">
            <text:p>47,72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52.72" calcext:value-type="float">
            <text:p>52,72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63.82" calcext:value-type="float">
            <text:p>63,82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69.94" calcext:value-type="float">
            <text:p>69,94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76.02" calcext:value-type="float">
            <text:p>76,02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82.13" calcext:value-type="float">
            <text:p>82,13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85.77" calcext:value-type="float">
            <text:p>85,77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99.41" calcext:value-type="float">
            <text:p>99,41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106.5" calcext:value-type="float">
            <text:p>106,5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113.59" calcext:value-type="float">
            <text:p>113,59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120.65" calcext:value-type="float">
            <text:p>120,65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127.3" calcext:value-type="float">
            <text:p>127,3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134.78" calcext:value-type="float">
            <text:p>134,78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141.88" calcext:value-type="float">
            <text:p>141,88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148.97" calcext:value-type="float">
            <text:p>148,97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156.06" calcext:value-type="float">
            <text:p>156,06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160.73" calcext:value-type="float">
            <text:p>160,73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177.75" calcext:value-type="float">
            <text:p>177,75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185.17" calcext:value-type="float">
            <text:p>185,17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192.56" calcext:value-type="float">
            <text:p>192,56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199.94" calcext:value-type="float">
            <text:p>199,94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202.79" calcext:value-type="float">
            <text:p>202,79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207.37" calcext:value-type="float">
            <text:p>207,37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214.77" calcext:value-type="float">
            <text:p>214,77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222.16" calcext:value-type="float">
            <text:p>222,16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229.6" calcext:value-type="float">
            <text:p>229,6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238.02" calcext:value-type="float">
            <text:p>238,02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7.11" calcext:value-type="float">
            <text:p>7,11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SE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AJU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70.05" calcext:value-type="float">
            <text:p>70,05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80.38" calcext:value-type="float">
            <text:p>80,38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88.15" calcext:value-type="float">
            <text:p>88,15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94.48" calcext:value-type="float">
            <text:p>94,48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103.07" calcext:value-type="float">
            <text:p>103,07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117.77" calcext:value-type="float">
            <text:p>117,77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127.49" calcext:value-type="float">
            <text:p>127,49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137.16" calcext:value-type="float">
            <text:p>137,16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146.86" calcext:value-type="float">
            <text:p>146,86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154.09" calcext:value-type="float">
            <text:p>154,09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171.33" calcext:value-type="float">
            <text:p>171,33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182.01" calcext:value-type="float">
            <text:p>182,01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192.7" calcext:value-type="float">
            <text:p>192,7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203.35" calcext:value-type="float">
            <text:p>203,35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213.59" calcext:value-type="float">
            <text:p>213,59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224.67" calcext:value-type="float">
            <text:p>224,67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235.36" calcext:value-type="float">
            <text:p>235,36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246.04" calcext:value-type="float">
            <text:p>246,04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256.73" calcext:value-type="float">
            <text:p>256,73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264.99" calcext:value-type="float">
            <text:p>264,99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285.61" calcext:value-type="float">
            <text:p>285,61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296.62" calcext:value-type="float">
            <text:p>296,62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307.6" calcext:value-type="float">
            <text:p>307,6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318.57" calcext:value-type="float">
            <text:p>318,57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325.02" calcext:value-type="float">
            <text:p>325,02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333.2" calcext:value-type="float">
            <text:p>333,2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344.19" calcext:value-type="float">
            <text:p>344,19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355.17" calcext:value-type="float">
            <text:p>355,17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366.2" calcext:value-type="float">
            <text:p>366,2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378.22" calcext:value-type="float">
            <text:p>378,22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10.71" calcext:value-type="float">
            <text:p>10,71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SP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SAO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24.27" calcext:value-type="float">
            <text:p>24,27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24.27" calcext:value-type="float">
            <text:p>24,27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24.27" calcext:value-type="float">
            <text:p>24,27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24.27" calcext:value-type="float">
            <text:p>24,27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24.27" calcext:value-type="float">
            <text:p>24,27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28.81" calcext:value-type="float">
            <text:p>28,81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29.61" calcext:value-type="float">
            <text:p>29,61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30.42" calcext:value-type="float">
            <text:p>30,42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31.49" calcext:value-type="float">
            <text:p>31,49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33.39" calcext:value-type="float">
            <text:p>33,39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34.26" calcext:value-type="float">
            <text:p>34,26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35.11" calcext:value-type="float">
            <text:p>35,11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35.95" calcext:value-type="float">
            <text:p>35,95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39.9" calcext:value-type="float">
            <text:p>39,9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41.37" calcext:value-type="float">
            <text:p>41,37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42.93" calcext:value-type="float">
            <text:p>42,93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44.45" calcext:value-type="float">
            <text:p>44,45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45.99" calcext:value-type="float">
            <text:p>45,99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48.19" calcext:value-type="float">
            <text:p>48,19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51.08" calcext:value-type="float">
            <text:p>51,08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52.67" calcext:value-type="float">
            <text:p>52,67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54.25" calcext:value-type="float">
            <text:p>54,25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55.82" calcext:value-type="float">
            <text:p>55,82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58.77" calcext:value-type="float">
            <text:p>58,77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60.65" calcext:value-type="float">
            <text:p>60,65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62.24" calcext:value-type="float">
            <text:p>62,24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63.83" calcext:value-type="float">
            <text:p>63,83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65.46" calcext:value-type="float">
            <text:p>65,46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67.41" calcext:value-type="float">
            <text:p>67,41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1.82" calcext:value-type="float">
            <text:p>1,82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SP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SAO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35.69" calcext:value-type="float">
            <text:p>35,69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38.08" calcext:value-type="float">
            <text:p>38,08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40.48" calcext:value-type="float">
            <text:p>40,48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42.88" calcext:value-type="float">
            <text:p>42,88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45.29" calcext:value-type="float">
            <text:p>45,29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47.68" calcext:value-type="float">
            <text:p>47,68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50.08" calcext:value-type="float">
            <text:p>50,08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52.48" calcext:value-type="float">
            <text:p>52,48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54.87" calcext:value-type="float">
            <text:p>54,87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57.28" calcext:value-type="float">
            <text:p>57,28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59.68" calcext:value-type="float">
            <text:p>59,68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62.08" calcext:value-type="float">
            <text:p>62,08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64.47" calcext:value-type="float">
            <text:p>64,47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66.87" calcext:value-type="float">
            <text:p>66,87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69.28" calcext:value-type="float">
            <text:p>69,28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71.68" calcext:value-type="float">
            <text:p>71,68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74.07" calcext:value-type="float">
            <text:p>74,07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76.47" calcext:value-type="float">
            <text:p>76,47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78.87" calcext:value-type="float">
            <text:p>78,87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81.28" calcext:value-type="float">
            <text:p>81,28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83.67" calcext:value-type="float">
            <text:p>83,67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86.07" calcext:value-type="float">
            <text:p>86,07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88.47" calcext:value-type="float">
            <text:p>88,47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90.87" calcext:value-type="float">
            <text:p>90,87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93.27" calcext:value-type="float">
            <text:p>93,27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95.67" calcext:value-type="float">
            <text:p>95,67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98.07" calcext:value-type="float">
            <text:p>98,07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100.47" calcext:value-type="float">
            <text:p>100,47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102.86" calcext:value-type="float">
            <text:p>102,86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105.27" calcext:value-type="float">
            <text:p>105,27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2.4" calcext:value-type="float">
            <text:p>2,40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', kind: ‘</text:p>
          </table:table-cell>
          <table:table-cell table:style-name="ce2" office:value-type="string" calcext:value-type="string">
            <text:p>PMW</text:p>
          </table:table-cell>
          <table:table-cell table:style-name="ce4" office:value-type="string" calcext:value-type="string">
            <text:p>', destiny; ‘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', kg_1: </text:p>
          </table:table-cell>
          <table:table-cell table:style-name="ce2" office:value-type="float" office:value="34.07" calcext:value-type="float">
            <text:p>34,07</text:p>
          </table:table-cell>
          <table:table-cell table:style-name="ce6" office:value-type="string" calcext:value-type="string">
            <text:p>, kg_2: </text:p>
          </table:table-cell>
          <table:table-cell table:style-name="ce2" office:value-type="float" office:value="40.8" calcext:value-type="float">
            <text:p>40,8</text:p>
          </table:table-cell>
          <table:table-cell table:style-name="ce6" office:value-type="string" calcext:value-type="string">
            <text:p>, kg_3: </text:p>
          </table:table-cell>
          <table:table-cell table:style-name="ce2" office:value-type="float" office:value="44.98" calcext:value-type="float">
            <text:p>44,98</text:p>
          </table:table-cell>
          <table:table-cell table:style-name="ce6" office:value-type="string" calcext:value-type="string">
            <text:p>, kg_4: </text:p>
          </table:table-cell>
          <table:table-cell table:style-name="ce2" office:value-type="float" office:value="47.72" calcext:value-type="float">
            <text:p>47,72</text:p>
          </table:table-cell>
          <table:table-cell table:style-name="ce6" office:value-type="string" calcext:value-type="string">
            <text:p>, kg_5: </text:p>
          </table:table-cell>
          <table:table-cell table:style-name="ce2" office:value-type="float" office:value="52.72" calcext:value-type="float">
            <text:p>52,72</text:p>
          </table:table-cell>
          <table:table-cell table:style-name="ce6" office:value-type="string" calcext:value-type="string">
            <text:p>, kg_6: </text:p>
          </table:table-cell>
          <table:table-cell table:style-name="ce2" office:value-type="float" office:value="63.82" calcext:value-type="float">
            <text:p>63,82</text:p>
          </table:table-cell>
          <table:table-cell table:style-name="ce6" office:value-type="string" calcext:value-type="string">
            <text:p>, kg_7: </text:p>
          </table:table-cell>
          <table:table-cell table:style-name="ce2" office:value-type="float" office:value="69.94" calcext:value-type="float">
            <text:p>69,94</text:p>
          </table:table-cell>
          <table:table-cell table:style-name="ce6" office:value-type="string" calcext:value-type="string">
            <text:p>, kg_8: </text:p>
          </table:table-cell>
          <table:table-cell table:style-name="ce2" office:value-type="float" office:value="76.02" calcext:value-type="float">
            <text:p>76,02</text:p>
          </table:table-cell>
          <table:table-cell table:style-name="ce6" office:value-type="string" calcext:value-type="string">
            <text:p>, kg_9: </text:p>
          </table:table-cell>
          <table:table-cell table:style-name="ce2" office:value-type="float" office:value="82.13" calcext:value-type="float">
            <text:p>82,13</text:p>
          </table:table-cell>
          <table:table-cell table:style-name="ce6" office:value-type="string" calcext:value-type="string">
            <text:p>, kg_10: </text:p>
          </table:table-cell>
          <table:table-cell table:style-name="ce2" office:value-type="float" office:value="85.77" calcext:value-type="float">
            <text:p>85,77</text:p>
          </table:table-cell>
          <table:table-cell table:style-name="ce6" office:value-type="string" calcext:value-type="string">
            <text:p>, kg_11: </text:p>
          </table:table-cell>
          <table:table-cell table:style-name="ce2" office:value-type="float" office:value="99.41" calcext:value-type="float">
            <text:p>99,41</text:p>
          </table:table-cell>
          <table:table-cell table:style-name="ce6" office:value-type="string" calcext:value-type="string">
            <text:p>, kg_12: </text:p>
          </table:table-cell>
          <table:table-cell table:style-name="ce2" office:value-type="float" office:value="106.5" calcext:value-type="float">
            <text:p>106,5</text:p>
          </table:table-cell>
          <table:table-cell table:style-name="ce6" office:value-type="string" calcext:value-type="string">
            <text:p>, kg_13: </text:p>
          </table:table-cell>
          <table:table-cell table:style-name="ce2" office:value-type="float" office:value="113.59" calcext:value-type="float">
            <text:p>113,59</text:p>
          </table:table-cell>
          <table:table-cell table:style-name="ce6" office:value-type="string" calcext:value-type="string">
            <text:p>, kg_14: </text:p>
          </table:table-cell>
          <table:table-cell table:style-name="ce2" office:value-type="float" office:value="120.65" calcext:value-type="float">
            <text:p>120,65</text:p>
          </table:table-cell>
          <table:table-cell table:style-name="ce6" office:value-type="string" calcext:value-type="string">
            <text:p>, kg_15: </text:p>
          </table:table-cell>
          <table:table-cell table:style-name="ce2" office:value-type="float" office:value="127.3" calcext:value-type="float">
            <text:p>127,3</text:p>
          </table:table-cell>
          <table:table-cell table:style-name="ce6" office:value-type="string" calcext:value-type="string">
            <text:p>, kg_16: </text:p>
          </table:table-cell>
          <table:table-cell table:style-name="ce2" office:value-type="float" office:value="134.78" calcext:value-type="float">
            <text:p>134,78</text:p>
          </table:table-cell>
          <table:table-cell table:style-name="ce6" office:value-type="string" calcext:value-type="string">
            <text:p>, kg_17: </text:p>
          </table:table-cell>
          <table:table-cell table:style-name="ce2" office:value-type="float" office:value="141.88" calcext:value-type="float">
            <text:p>141,88</text:p>
          </table:table-cell>
          <table:table-cell table:style-name="ce6" office:value-type="string" calcext:value-type="string">
            <text:p>, kg_18: </text:p>
          </table:table-cell>
          <table:table-cell table:style-name="ce2" office:value-type="float" office:value="148.97" calcext:value-type="float">
            <text:p>148,97</text:p>
          </table:table-cell>
          <table:table-cell table:style-name="ce6" office:value-type="string" calcext:value-type="string">
            <text:p>, kg_19: </text:p>
          </table:table-cell>
          <table:table-cell table:style-name="ce2" office:value-type="float" office:value="156.06" calcext:value-type="float">
            <text:p>156,06</text:p>
          </table:table-cell>
          <table:table-cell table:style-name="ce6" office:value-type="string" calcext:value-type="string">
            <text:p>, kg_20: </text:p>
          </table:table-cell>
          <table:table-cell table:style-name="ce2" office:value-type="float" office:value="160.73" calcext:value-type="float">
            <text:p>160,73</text:p>
          </table:table-cell>
          <table:table-cell table:style-name="ce6" office:value-type="string" calcext:value-type="string">
            <text:p>, kg_21: </text:p>
          </table:table-cell>
          <table:table-cell table:style-name="ce2" office:value-type="float" office:value="177.75" calcext:value-type="float">
            <text:p>177,75</text:p>
          </table:table-cell>
          <table:table-cell table:style-name="ce6" office:value-type="string" calcext:value-type="string">
            <text:p>, kg_22: </text:p>
          </table:table-cell>
          <table:table-cell table:style-name="ce2" office:value-type="float" office:value="185.17" calcext:value-type="float">
            <text:p>185,17</text:p>
          </table:table-cell>
          <table:table-cell table:style-name="ce6" office:value-type="string" calcext:value-type="string">
            <text:p>, kg_23: </text:p>
          </table:table-cell>
          <table:table-cell table:style-name="ce2" office:value-type="float" office:value="192.56" calcext:value-type="float">
            <text:p>192,56</text:p>
          </table:table-cell>
          <table:table-cell table:style-name="ce6" office:value-type="string" calcext:value-type="string">
            <text:p>, kg_24: </text:p>
          </table:table-cell>
          <table:table-cell table:style-name="ce2" office:value-type="float" office:value="199.94" calcext:value-type="float">
            <text:p>199,94</text:p>
          </table:table-cell>
          <table:table-cell table:style-name="ce6" office:value-type="string" calcext:value-type="string">
            <text:p>, kg_25: </text:p>
          </table:table-cell>
          <table:table-cell table:style-name="ce2" office:value-type="float" office:value="202.79" calcext:value-type="float">
            <text:p>202,79</text:p>
          </table:table-cell>
          <table:table-cell table:style-name="ce6" office:value-type="string" calcext:value-type="string">
            <text:p>, kg_26: </text:p>
          </table:table-cell>
          <table:table-cell table:style-name="ce2" office:value-type="float" office:value="207.37" calcext:value-type="float">
            <text:p>207,37</text:p>
          </table:table-cell>
          <table:table-cell table:style-name="ce6" office:value-type="string" calcext:value-type="string">
            <text:p>, kg_27: </text:p>
          </table:table-cell>
          <table:table-cell table:style-name="ce2" office:value-type="float" office:value="214.77" calcext:value-type="float">
            <text:p>214,77</text:p>
          </table:table-cell>
          <table:table-cell table:style-name="ce6" office:value-type="string" calcext:value-type="string">
            <text:p>, kg_28: </text:p>
          </table:table-cell>
          <table:table-cell table:style-name="ce2" office:value-type="float" office:value="222.16" calcext:value-type="float">
            <text:p>222,16</text:p>
          </table:table-cell>
          <table:table-cell table:style-name="ce6" office:value-type="string" calcext:value-type="string">
            <text:p>, kg_29: </text:p>
          </table:table-cell>
          <table:table-cell table:style-name="ce2" office:value-type="float" office:value="229.6" calcext:value-type="float">
            <text:p>229,6</text:p>
          </table:table-cell>
          <table:table-cell table:style-name="ce6" office:value-type="string" calcext:value-type="string">
            <text:p>, kg_30: </text:p>
          </table:table-cell>
          <table:table-cell table:style-name="ce2" office:value-type="float" office:value="238.02" calcext:value-type="float">
            <text:p>238,02</text:p>
          </table:table-cell>
          <table:table-cell table:style-name="ce6" office:value-type="string" calcext:value-type="string">
            <text:p>, additional_kg: </text:p>
          </table:table-cell>
          <table:table-cell table:style-name="ce7" office:value-type="float" office:value="7.11" calcext:value-type="float">
            <text:p>7,11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1">
          <table:table-cell office:value-type="string" calcext:value-type="string">
            <text:p>DeliveryTariff.create( federative_unit: ‘</text:p>
          </table:table-cell>
          <table:table-cell table:style-name="ce3" office:value-type="string" calcext:value-type="string">
            <text:p>TO</text:p>
          </table:table-cell>
          <table:table-cell table:style-name="ce2" office:value-type="string" calcext:value-type="string">
            <text:p>', kind: ‘</text:p>
          </table:table-cell>
          <table:table-cell table:style-name="ce3" office:value-type="string" calcext:value-type="string">
            <text:p>PMW</text:p>
          </table:table-cell>
          <table:table-cell table:style-name="ce4" office:value-type="string" calcext:value-type="string">
            <text:p>', destiny; ‘</text:p>
          </table:table-cell>
          <table:table-cell table:style-name="ce3" office:value-type="string" calcext:value-type="string">
            <text:p>Interior</text:p>
          </table:table-cell>
          <table:table-cell table:style-name="ce2" office:value-type="string" calcext:value-type="string">
            <text:p>', kg_1: </text:p>
          </table:table-cell>
          <table:table-cell table:style-name="ce3" office:value-type="float" office:value="70.05" calcext:value-type="float">
            <text:p>70,05</text:p>
          </table:table-cell>
          <table:table-cell table:style-name="ce6" office:value-type="string" calcext:value-type="string">
            <text:p>, kg_2: </text:p>
          </table:table-cell>
          <table:table-cell table:style-name="ce3" office:value-type="float" office:value="80.38" calcext:value-type="float">
            <text:p>80,38</text:p>
          </table:table-cell>
          <table:table-cell table:style-name="ce6" office:value-type="string" calcext:value-type="string">
            <text:p>, kg_3: </text:p>
          </table:table-cell>
          <table:table-cell table:style-name="ce3" office:value-type="float" office:value="88.15" calcext:value-type="float">
            <text:p>88,15</text:p>
          </table:table-cell>
          <table:table-cell table:style-name="ce6" office:value-type="string" calcext:value-type="string">
            <text:p>, kg_4: </text:p>
          </table:table-cell>
          <table:table-cell table:style-name="ce3" office:value-type="float" office:value="94.48" calcext:value-type="float">
            <text:p>94,48</text:p>
          </table:table-cell>
          <table:table-cell table:style-name="ce6" office:value-type="string" calcext:value-type="string">
            <text:p>, kg_5: </text:p>
          </table:table-cell>
          <table:table-cell table:style-name="ce3" office:value-type="float" office:value="103.07" calcext:value-type="float">
            <text:p>103,07</text:p>
          </table:table-cell>
          <table:table-cell table:style-name="ce6" office:value-type="string" calcext:value-type="string">
            <text:p>, kg_6: </text:p>
          </table:table-cell>
          <table:table-cell table:style-name="ce3" office:value-type="float" office:value="117.77" calcext:value-type="float">
            <text:p>117,77</text:p>
          </table:table-cell>
          <table:table-cell table:style-name="ce6" office:value-type="string" calcext:value-type="string">
            <text:p>, kg_7: </text:p>
          </table:table-cell>
          <table:table-cell table:style-name="ce3" office:value-type="float" office:value="127.49" calcext:value-type="float">
            <text:p>127,49</text:p>
          </table:table-cell>
          <table:table-cell table:style-name="ce6" office:value-type="string" calcext:value-type="string">
            <text:p>, kg_8: </text:p>
          </table:table-cell>
          <table:table-cell table:style-name="ce3" office:value-type="float" office:value="137.16" calcext:value-type="float">
            <text:p>137,16</text:p>
          </table:table-cell>
          <table:table-cell table:style-name="ce6" office:value-type="string" calcext:value-type="string">
            <text:p>, kg_9: </text:p>
          </table:table-cell>
          <table:table-cell table:style-name="ce3" office:value-type="float" office:value="146.86" calcext:value-type="float">
            <text:p>146,86</text:p>
          </table:table-cell>
          <table:table-cell table:style-name="ce6" office:value-type="string" calcext:value-type="string">
            <text:p>, kg_10: </text:p>
          </table:table-cell>
          <table:table-cell table:style-name="ce3" office:value-type="float" office:value="154.09" calcext:value-type="float">
            <text:p>154,09</text:p>
          </table:table-cell>
          <table:table-cell table:style-name="ce6" office:value-type="string" calcext:value-type="string">
            <text:p>, kg_11: </text:p>
          </table:table-cell>
          <table:table-cell table:style-name="ce3" office:value-type="float" office:value="171.33" calcext:value-type="float">
            <text:p>171,33</text:p>
          </table:table-cell>
          <table:table-cell table:style-name="ce6" office:value-type="string" calcext:value-type="string">
            <text:p>, kg_12: </text:p>
          </table:table-cell>
          <table:table-cell table:style-name="ce3" office:value-type="float" office:value="182.01" calcext:value-type="float">
            <text:p>182,01</text:p>
          </table:table-cell>
          <table:table-cell table:style-name="ce6" office:value-type="string" calcext:value-type="string">
            <text:p>, kg_13: </text:p>
          </table:table-cell>
          <table:table-cell table:style-name="ce3" office:value-type="float" office:value="192.7" calcext:value-type="float">
            <text:p>192,7</text:p>
          </table:table-cell>
          <table:table-cell table:style-name="ce6" office:value-type="string" calcext:value-type="string">
            <text:p>, kg_14: </text:p>
          </table:table-cell>
          <table:table-cell table:style-name="ce3" office:value-type="float" office:value="203.35" calcext:value-type="float">
            <text:p>203,35</text:p>
          </table:table-cell>
          <table:table-cell table:style-name="ce6" office:value-type="string" calcext:value-type="string">
            <text:p>, kg_15: </text:p>
          </table:table-cell>
          <table:table-cell table:style-name="ce3" office:value-type="float" office:value="213.59" calcext:value-type="float">
            <text:p>213,59</text:p>
          </table:table-cell>
          <table:table-cell table:style-name="ce6" office:value-type="string" calcext:value-type="string">
            <text:p>, kg_16: </text:p>
          </table:table-cell>
          <table:table-cell table:style-name="ce3" office:value-type="float" office:value="224.67" calcext:value-type="float">
            <text:p>224,67</text:p>
          </table:table-cell>
          <table:table-cell table:style-name="ce6" office:value-type="string" calcext:value-type="string">
            <text:p>, kg_17: </text:p>
          </table:table-cell>
          <table:table-cell table:style-name="ce3" office:value-type="float" office:value="235.36" calcext:value-type="float">
            <text:p>235,36</text:p>
          </table:table-cell>
          <table:table-cell table:style-name="ce6" office:value-type="string" calcext:value-type="string">
            <text:p>, kg_18: </text:p>
          </table:table-cell>
          <table:table-cell table:style-name="ce3" office:value-type="float" office:value="246.04" calcext:value-type="float">
            <text:p>246,04</text:p>
          </table:table-cell>
          <table:table-cell table:style-name="ce6" office:value-type="string" calcext:value-type="string">
            <text:p>, kg_19: </text:p>
          </table:table-cell>
          <table:table-cell table:style-name="ce3" office:value-type="float" office:value="256.73" calcext:value-type="float">
            <text:p>256,73</text:p>
          </table:table-cell>
          <table:table-cell table:style-name="ce6" office:value-type="string" calcext:value-type="string">
            <text:p>, kg_20: </text:p>
          </table:table-cell>
          <table:table-cell table:style-name="ce3" office:value-type="float" office:value="264.99" calcext:value-type="float">
            <text:p>264,99</text:p>
          </table:table-cell>
          <table:table-cell table:style-name="ce6" office:value-type="string" calcext:value-type="string">
            <text:p>, kg_21: </text:p>
          </table:table-cell>
          <table:table-cell table:style-name="ce3" office:value-type="float" office:value="285.61" calcext:value-type="float">
            <text:p>285,61</text:p>
          </table:table-cell>
          <table:table-cell table:style-name="ce6" office:value-type="string" calcext:value-type="string">
            <text:p>, kg_22: </text:p>
          </table:table-cell>
          <table:table-cell table:style-name="ce3" office:value-type="float" office:value="296.62" calcext:value-type="float">
            <text:p>296,62</text:p>
          </table:table-cell>
          <table:table-cell table:style-name="ce6" office:value-type="string" calcext:value-type="string">
            <text:p>, kg_23: </text:p>
          </table:table-cell>
          <table:table-cell table:style-name="ce3" office:value-type="float" office:value="307.6" calcext:value-type="float">
            <text:p>307,6</text:p>
          </table:table-cell>
          <table:table-cell table:style-name="ce6" office:value-type="string" calcext:value-type="string">
            <text:p>, kg_24: </text:p>
          </table:table-cell>
          <table:table-cell table:style-name="ce3" office:value-type="float" office:value="318.57" calcext:value-type="float">
            <text:p>318,57</text:p>
          </table:table-cell>
          <table:table-cell table:style-name="ce6" office:value-type="string" calcext:value-type="string">
            <text:p>, kg_25: </text:p>
          </table:table-cell>
          <table:table-cell table:style-name="ce3" office:value-type="float" office:value="325.02" calcext:value-type="float">
            <text:p>325,02</text:p>
          </table:table-cell>
          <table:table-cell table:style-name="ce6" office:value-type="string" calcext:value-type="string">
            <text:p>, kg_26: </text:p>
          </table:table-cell>
          <table:table-cell table:style-name="ce3" office:value-type="float" office:value="333.2" calcext:value-type="float">
            <text:p>333,2</text:p>
          </table:table-cell>
          <table:table-cell table:style-name="ce6" office:value-type="string" calcext:value-type="string">
            <text:p>, kg_27: </text:p>
          </table:table-cell>
          <table:table-cell table:style-name="ce3" office:value-type="float" office:value="344.19" calcext:value-type="float">
            <text:p>344,19</text:p>
          </table:table-cell>
          <table:table-cell table:style-name="ce6" office:value-type="string" calcext:value-type="string">
            <text:p>, kg_28: </text:p>
          </table:table-cell>
          <table:table-cell table:style-name="ce3" office:value-type="float" office:value="355.17" calcext:value-type="float">
            <text:p>355,17</text:p>
          </table:table-cell>
          <table:table-cell table:style-name="ce6" office:value-type="string" calcext:value-type="string">
            <text:p>, kg_29: </text:p>
          </table:table-cell>
          <table:table-cell table:style-name="ce3" office:value-type="float" office:value="366.2" calcext:value-type="float">
            <text:p>366,2</text:p>
          </table:table-cell>
          <table:table-cell table:style-name="ce6" office:value-type="string" calcext:value-type="string">
            <text:p>, kg_30: </text:p>
          </table:table-cell>
          <table:table-cell table:style-name="ce3" office:value-type="float" office:value="378.22" calcext:value-type="float">
            <text:p>378,22</text:p>
          </table:table-cell>
          <table:table-cell table:style-name="ce6" office:value-type="string" calcext:value-type="string">
            <text:p>, additional_kg: </text:p>
          </table:table-cell>
          <table:table-cell table:style-name="ce8" office:value-type="float" office:value="10.71" calcext:value-type="float">
            <text:p>10,71</text:p>
          </table:table-cell>
          <table:table-cell office:value-type="string" calcext:value-type="string">
            <text:p>)</text:p>
          </table:table-cell>
          <table:table-cell table:number-columns-repeated="944"/>
        </table:table-row>
        <table:table-row table:style-name="ro3">
          <table:table-cell table:number-columns-repeated="3"/>
          <table:table-cell table:style-name="ce5" table:number-columns-repeated="65"/>
          <table:table-cell table:number-columns-repeated="945"/>
        </table:table-row>
        <table:table-row table:style-name="ro1" table:number-rows-repeated="1048520">
          <table:table-cell table:number-columns-repeated="1013"/>
        </table:table-row>
        <table:table-row table:style-name="ro1">
          <table:table-cell table:number-columns-repeated="1013"/>
        </table:table-row>
        <table:named-expressions>
          <table:named-range table:name="_xlnm.Print_Area" table:base-cell-address="$'Package SAO'.$A$1" table:cell-range-address="$'Package SAO'.$B$1:.$BP$54" table:range-usable-as="print-range"/>
          <table:named-range table:name="_xlnm._FilterDatabase" table:base-cell-address="$'Package SAO'.$A$1" table:cell-range-address="$'Package SAO'.$B$1:.$BP$54"/>
        </table:named-expressions>
      </table:table>
      <table:named-expressions/>
      <table:database-ranges>
        <table:database-range table:name="__Anonymous_Sheet_DB__0" table:target-range-address="'Package SAO'.B1:'Package SAO'.BP5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number:number number:decimal-places="2" loext:min-decimal-places="2" number:min-integer-digits="1"/>
    </number:number-style>
    <number:number-style style:name="N111">
      <style:text-properties fo:color="#ff0000"/>
      <number:number number:decimal-places="2" loext:min-decimal-places="2" number:min-integer-digits="1"/>
      <style:map style:condition="value()&gt;=0" style:apply-style-name="N111P0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entury Gothic" fo:font-family="'Century Gothic'" style:font-family-generic="swiss" fo:font-size="9pt" style:font-name-asian="Noto Sans CJK SC" style:font-family-asian="'Noto Sans CJK SC'" style:font-family-generic-asian="system" style:font-pitch-asian="variable" style:font-size-asian="9pt" style:font-name-complex="Century Gothic" style:font-family-complex="'Century Gothic'" style:font-family-generic-complex="swiss" style:font-size-complex="9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41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ackage_20_SAO" style:display-name="PageStyle_Package SA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creation-date>2019-05-07T17:52:07</meta:creation-date>
    <dc:date>2020-03-07T22:33:03.719398188</dc:date>
    <meta:generator>LibreOffice/6.0.7.3$Linux_X86_64 LibreOffice_project/00m0$Build-3</meta:generator>
    <meta:editing-duration>PT28M56S</meta:editing-duration>
    <meta:editing-cycles>1</meta:editing-cycles>
    <meta:document-statistic meta:table-count="1" meta:cell-count="372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